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71.61mm"/>
    </style:style>
    <style:style style:name="co2" style:family="table-column">
      <style:table-column-properties fo:break-before="auto" style:column-width="241.55mm"/>
    </style:style>
    <style:style style:name="co3" style:family="table-column">
      <style:table-column-properties fo:break-before="auto" style:column-width="41.38mm"/>
    </style:style>
    <style:style style:name="co4" style:family="table-column">
      <style:table-column-properties fo:break-before="auto" style:column-width="22.58mm"/>
    </style:style>
    <style:style style:name="ro1" style:family="table-row">
      <style:table-row-properties style:row-height="20.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use-window-font-color="true"/>
    </style:style>
    <style:style style:name="ce2" style:family="table-cell" style:parent-style-name="Default">
      <style:table-cell-properties fo:wrap-option="wrap"/>
      <style:text-properties style:use-window-font-color="true"/>
    </style:style>
    <style:style style:name="ce6" style:family="table-cell" style:parent-style-name="Default">
      <style:table-cell-properties fo:wrap-option="wrap"/>
    </style:style>
    <style:style style:name="ce3" style:family="table-cell" style:parent-style-name="Default" style:data-style-name="N100">
      <style:table-cell-properties fo:wrap-option="wrap"/>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ce3"/>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64BIT</text:p>
          </table:table-cell>
          <table:table-cell table:style-name="ce2" office:value-type="string" calcext:value-type="string">
            <text:p>Enable this if you want to support 64bit kernel on PA-RISC platform. <text:s/>At the moment, only people willing to use more than 2GB of RAM, or having a 64bit-only capable PA-RISC machine should say Y here. <text:s/>Since there is no 64bit userland on PA-RISC, there is no point to enable this option otherwise. The 64bit kernel is significantly bigger and slower than the 32bit one.</text:p>
          </table:table-cell>
          <table:table-cell table:style-name="ce1" table:number-columns-repeated="1022"/>
        </table:table-row>
        <table:table-row table:style-name="ro1">
          <table:table-cell table:style-name="ce1" office:value-type="string" calcext:value-type="string">
            <text:p>8139TOO_8129</text:p>
          </table:table-cell>
          <table:table-cell table:style-name="ce6" office:value-type="string" calcext:value-type="string">
            <text:p>This enables support for the older and uncommon RTL-8129 and RTL-8130 chips, which support MII via an external transceiver, instead of an internal one. <text:s/>Disabling this option will save some memory by making the code size smaller. <text:s/>If unsure, say Y.</text:p>
          </table:table-cell>
          <table:table-cell table:style-name="ce1" table:number-columns-repeated="1022"/>
        </table:table-row>
        <table:table-row table:style-name="ro1">
          <table:table-cell table:style-name="ce1" office:value-type="string" calcext:value-type="string">
            <text:p>ACENIC_OMIT_TIGON_I</text:p>
          </table:table-cell>
          <table:table-cell table:style-name="ce6" office:value-type="string" calcext:value-type="string">
            <text:p>Say Y here if you only have Tigon II based AceNICs and want to leave out support for the older Tigon I based cards which are no longer being sold (ie. the original Alteon AceNIC and 3Com 3C985 (non B version)). <text:s/>This will reduce the size of the driver object by app. 100KB. <text:s/>If you are not sure whether your card is a Tigon I or a Tigon II, say N here. <text:s/>The safe and default value for this is N.</text:p>
          </table:table-cell>
          <table:table-cell table:style-name="ce1" table:number-columns-repeated="1022"/>
        </table:table-row>
        <table:table-row table:style-name="ro1">
          <table:table-cell office:value-type="string" calcext:value-type="string">
            <text:p>ACPI</text:p>
          </table:table-cell>
          <table:table-cell table:style-name="ce6" office:value-type="string" calcext:value-type="string">
            <text:p>Advanced Configuration and Power Interface (ACPI) support for <text:s/>Linux requires an ACPI-compliant platform (hardware/firmware), and assumes the presence of OS-directed configuration and power management (OSPM) software. <text:s/>This option will enlarge your <text:s/>kernel by about 70K. <text:s/>Linux ACPI provides a robust functional replacement for several <text:s/>legacy configuration and power management interfaces, including the Plug-and-Play BIOS specification (PnP BIOS), the <text:s/>MultiProcessor Specification (MPS), and the Advanced Power <text:s/>Management (APM) specification. <text:s/>If both ACPI and APM support <text:s/>are configured, ACPI is used. <text:s/>The project home page for the Linux ACPI subsystem is here: &lt;https://01.org/linux-acpi&gt; <text:s/>Linux support for ACPI is based on Intel Corporation's ACPI Component Architecture (ACPI CA). <text:s/>For more information on the ACPI CA, see: &lt;http://acpica.org/&gt; <text:s/>ACPI is an open industry specification originally co-developed by Hewlett-Packard, Intel, Microsoft, Phoenix, and Toshiba. Currently, it is developed by the ACPI Specification Working Group (ASWG) under the UEFI Forum and any UEFI member can join the ASWG and contribute to the ACPI specification. The specification is available at: &lt;http://www.acpi.info&gt; &lt;http://www.uefi.org/acpi/specs&gt;</text:p>
          </table:table-cell>
          <table:table-cell table:number-columns-repeated="1022"/>
        </table:table-row>
        <table:table-row table:style-name="ro1">
          <table:table-cell table:style-name="ce1" office:value-type="string" calcext:value-type="string">
            <text:p>ACPI_DEBUG</text:p>
          </table:table-cell>
          <table:table-cell table:style-name="ce6" office:value-type="string" calcext:value-type="string">
            <text:p>The ACPI subsystem can produce debug output. <text:s/>Saying Y enables this output and increases the kernel size by around 50K. <text:s/>Use the acpi.debug_layer and acpi.debug_level kernel command-line parameters documented in Documentation/acpi/debug.txt and Documentation/admin-guide/kernel-parameters.rst to control the type and amount of debug output.</text:p>
          </table:table-cell>
          <table:table-cell table:style-name="ce1" table:number-columns-repeated="1022"/>
        </table:table-row>
        <table:table-row table:style-name="ro1">
          <table:table-cell table:style-name="ce1" office:value-type="string" calcext:value-type="string">
            <text:p>ACPI_REDUCED_HARDWARE_ONLY</text:p>
          </table:table-cell>
          <table:table-cell table:style-name="ce6" office:value-type="string" calcext:value-type="string">
            <text:p>This config item changes the way the ACPI code is built. <text:s/>When this option is selected, the kernel will use a specialized version of ACPICA that ONLY supports the ACPI "reduced hardware" mode. <text:s/>The resulting kernel will be smaller but it will also be restricted to running in ACPI reduced hardware mode ONLY. <text:s/>If you are unsure what to do, do not enable this option.</text:p>
          </table:table-cell>
          <table:table-cell table:style-name="ce1" table:number-columns-repeated="1022"/>
        </table:table-row>
        <table:table-row table:style-name="ro1">
          <table:table-cell office:value-type="string" calcext:value-type="string">
            <text:p>ADVISE_SYSCALLS</text:p>
          </table:table-cell>
          <table:table-cell table:style-name="ce2" office:value-type="string" calcext:value-type="string">
            <text:p>This option enables the madvise and fadvise syscalls, used by applications to advise the kernel about their future memory or file usage, improving performance. If building an embedded system where no applications use these syscalls, you can disable this option to save space.</text:p>
          </table:table-cell>
          <table:table-cell table:number-columns-repeated="1022"/>
        </table:table-row>
        <table:table-row table:style-name="ro1">
          <table:table-cell table:style-name="ce2" office:value-type="string" calcext:value-type="string">
            <text:p>ARC_DW2_UNWIND</text:p>
          </table:table-cell>
          <table:table-cell table:style-name="ce6" office:value-type="string" calcext:value-type="string">
            <text:p>Compiles the kernel with DWARF unwind information and can be used to get stack backtraces. <text:s/>If you say Y here the resulting kernel image will be slightly larger but not slower, and it will give very useful debugging information. If you don't debug the kernel, you can say N, but we may not be able to solve problems without frame unwind information</text:p>
          </table:table-cell>
          <table:table-cell table:style-name="ce2" table:number-columns-repeated="1022"/>
        </table:table-row>
        <table:table-row table:style-name="ro1">
          <table:table-cell table:style-name="ce2" office:value-type="string" calcext:value-type="string">
            <text:p>ARCH_CATS</text:p>
          </table:table-cell>
          <table:table-cell table:style-name="ce2" office:value-type="string" calcext:value-type="string">
            <text:p>Say Y here if you intend to run this kernel on the CATS. <text:s/>Saying N will reduce the size of the Footbridge kernel.</text:p>
          </table:table-cell>
          <table:table-cell table:style-name="ce2" table:number-columns-repeated="1022"/>
        </table:table-row>
        <table:table-row table:style-name="ro1">
          <table:table-cell table:style-name="ce2" office:value-type="string" calcext:value-type="string">
            <text:p>ARCH_EBSA285_ADDIN</text:p>
          </table:table-cell>
          <table:table-cell table:style-name="ce2" office:value-type="string" calcext:value-type="string">
            <text:p>Say Y here if you intend to run this kernel on the EBSA285 card in addin mode. <text:s/>Saying N will reduce the size of the Footbridge kernel.</text:p>
          </table:table-cell>
          <table:table-cell table:style-name="ce2" table:number-columns-repeated="1022"/>
        </table:table-row>
        <table:table-row table:style-name="ro1">
          <table:table-cell table:style-name="ce2" office:value-type="string" calcext:value-type="string">
            <text:p>ARCH_EBSA285_HOST</text:p>
          </table:table-cell>
          <table:table-cell table:style-name="ce2" office:value-type="string" calcext:value-type="string">
            <text:p>Say Y here if you intend to run this kernel on the EBSA285 card in host (central function) mode. <text:s/>Saying N will reduce the size of the Footbridge kernel.</text:p>
          </table:table-cell>
          <table:table-cell table:style-name="ce2" table:number-columns-repeated="1022"/>
        </table:table-row>
        <table:table-row table:style-name="ro1">
          <table:table-cell table:style-name="ce2" office:value-type="string" calcext:value-type="string">
            <text:p>ARCH_NETWINDER</text:p>
          </table:table-cell>
          <table:table-cell table:style-name="ce2" office:value-type="string" calcext:value-type="string">
            <text:p>Say Y here if you intend to run this kernel on the Rebel.COM NetWinder. <text:s/>Information about this machine can be found at: <text:s/>&lt;http://www.netwinder.org/&gt; <text:s/>Saying N will reduce the size of the Footbridge kernel.</text:p>
          </table:table-cell>
          <table:table-cell table:style-name="ce2" table:number-columns-repeated="1022"/>
        </table:table-row>
        <table:table-row table:style-name="ro1">
          <table:table-cell table:style-name="ce2" office:value-type="string" calcext:value-type="string">
            <text:p>ARCH_PERSONAL_SERVER</text:p>
          </table:table-cell>
          <table:table-cell table:style-name="ce2" office:value-type="string" calcext:value-type="string">
            <text:p>Say Y here if you intend to run this kernel on the Compaq Personal Server. <text:s/>Saying N will reduce the size of the Footbridge kernel. <text:s/>The Compaq Personal Server is not available for purchase. There are no product plans beyond the current research prototypes at this time. <text:s/>Information is available at: <text:s/>&lt;http://www.crl.hpl.hp.com/projects/personalserver/&gt; <text:s/>If you have any questions or comments about the <text:s/>Compaq Personal Server, send e-mail to &lt;skiff@crl.dec.com&gt;.</text:p>
          </table:table-cell>
          <table:table-cell table:style-name="ce2" table:number-columns-repeated="1022"/>
        </table:table-row>
        <table:table-row table:style-name="ro1">
          <table:table-cell table:style-name="ce2" office:value-type="string" calcext:value-type="string">
            <text:p>ARM_PATCH_PHYS_VIRT</text:p>
          </table:table-cell>
          <table:table-cell table:style-name="ce2" office:value-type="string" calcext:value-type="string">
            <text:p>Patch phys-to-virt and virt-to-phys translation functions at boot and module load time according to the position of the kernel in system memory. <text:s/>This can only be used with non-XIP MMU kernels where the base of physical memory is at a 16MB boundary. <text:s/>Only disable this option if you know that you do not require this feature (eg, building a kernel for a single machine) and you need to shrink the kernel to the minimal size.</text:p>
          </table:table-cell>
          <table:table-cell table:style-name="ce2" table:number-columns-repeated="1022"/>
        </table:table-row>
        <table:table-row table:style-name="ro1">
          <table:table-cell table:style-name="ce2" office:value-type="string" calcext:value-type="string">
            <text:p>ARM_THUMB</text:p>
          </table:table-cell>
          <table:table-cell table:style-name="ce6" office:value-type="string" calcext:value-type="string">
            <text:p>Say Y if you want to include kernel support for running user space Thumb binaries. <text:s/>The Thumb instruction set is a compressed form of the standard ARM instruction set resulting in smaller binaries at the expense of slightly less efficient code. <text:s/>If this option is disabled, and you run userspace that switches to Thumb mode, signal handling will not work correctly, resulting in segmentation faults or illegal instruction aborts. <text:s/>If you don't know what this all is, saying Y is a safe choice.</text:p>
          </table:table-cell>
          <table:table-cell table:style-name="ce2" table:number-columns-repeated="1022"/>
        </table:table-row>
        <table:table-row table:style-name="ro1">
          <table:table-cell table:style-name="ce2" office:value-type="string" calcext:value-type="string">
            <text:p>ARM_UNWIND</text:p>
          </table:table-cell>
          <table:table-cell table:style-name="ce2" office:value-type="string" calcext:value-type="string">
            <text:p>This option enables stack unwinding support in the kernel using the information automatically generated by the compiler. The resulting kernel image is slightly bigger but the performance is not affected. Currently, this feature only works with EABI compilers. If unsure say Y.</text:p>
          </table:table-cell>
          <table:table-cell table:style-name="ce2" table:number-columns-repeated="1022"/>
        </table:table-row>
        <table:table-row table:style-name="ro1">
          <table:table-cell table:style-name="ce2" office:value-type="string" calcext:value-type="string">
            <text:p>ATA_VERBOSE_ERROR</text:p>
          </table:table-cell>
          <table:table-cell table:style-name="ce6" office:value-type="string" calcext:value-type="string">
            <text:p>This option adds parsing of ATA command descriptions and error bits in libata kernel output, making it easier to interpret. This option will enlarge the kernel by approx. 6KB. Disable it only if kernel size is more important than ease of debugging. <text:s/>If unsure, say Y.</text:p>
          </table:table-cell>
          <table:table-cell table:style-name="ce2" table:number-columns-repeated="1022"/>
        </table:table-row>
        <table:table-row table:style-name="ro1">
          <table:table-cell table:style-name="ce2" office:value-type="string" calcext:value-type="string">
            <text:p>ATH9K_DFS_CERTIFIED</text:p>
          </table:table-cell>
          <table:table-cell table:style-name="ce6" office:value-type="string" calcext:value-type="string">
            <text:p>This option enables DFS support for initiating radiation on ath9k. There is no way to dynamically detect if a card was DFS certified and as such this is left as a build time option. This option should only be enabled by system integrators that can guarantee that all the platforms that their kernel will run on have obtained appropriate regulatory body certification for a respective Atheros card by using ath9k on the target shipping platforms. <text:s/>This is currently only a placeholder for future DFS support, as DFS support requires more components that still need to be developed. At this point enabling this option won't do anything except increase code size.</text:p>
          </table:table-cell>
          <table:table-cell table:style-name="ce2" table:number-columns-repeated="1022"/>
        </table:table-row>
        <table:table-row table:style-name="ro1">
          <table:table-cell table:style-name="ce2" office:value-type="string" calcext:value-type="string">
            <text:p>ATM_FORE200E_DEBUG</text:p>
          </table:table-cell>
          <table:table-cell table:style-name="ce6" office:value-type="string" calcext:value-type="string">
            <text:p>Specifies the level of debugging messages issued by the driver. The verbosity of the driver increases with the value of this parameter. <text:s/>When active, these messages can have a significant impact on the performances of the driver, and the size of your syslog files! Keep the debugging level to 0 during normal operations.</text:p>
          </table:table-cell>
          <table:table-cell table:style-name="ce2" table:number-columns-repeated="1022"/>
        </table:table-row>
        <table:table-row table:style-name="ro1">
          <table:table-cell table:style-name="ce2" office:value-type="string" calcext:value-type="string">
            <text:p>B43LEGACY_DMA_MODE</text:p>
          </table:table-cell>
          <table:table-cell table:style-name="ce6" office:value-type="string" calcext:value-type="string">
            <text:p>Only include Direct Memory Access (DMA). This reduces the size of the driver module, by omitting the PIO code.</text:p>
          </table:table-cell>
          <table:table-cell table:style-name="ce2" table:number-columns-repeated="1022"/>
        </table:table-row>
        <table:table-row table:style-name="ro1">
          <table:table-cell table:style-name="ce2" office:value-type="string" calcext:value-type="string">
            <text:p>B43LEGACY_PIO_MODE</text:p>
          </table:table-cell>
          <table:table-cell table:style-name="ce6" office:value-type="string" calcext:value-type="string">
            <text:p>Only include Programmed I/O (PIO). This reduces the size of the driver module, by omitting the DMA code. Please note that PIO transfers are slow (compared to DMA). <text:s/>Also note that not all devices of the b43legacy series support PIO. <text:s/>You should use PIO only if DMA does not work for you.</text:p>
          </table:table-cell>
          <table:table-cell table:style-name="ce2" table:number-columns-repeated="1022"/>
        </table:table-row>
        <table:table-row table:style-name="ro1">
          <table:table-cell office:value-type="string" calcext:value-type="string">
            <text:p>BASE_FULL</text:p>
          </table:table-cell>
          <table:table-cell table:style-name="ce6" office:value-type="string" calcext:value-type="string">
            <text:p>Disabling this option reduces the size of miscellaneous core kernel data structures. This saves memory on small machines, but may reduce performance.</text:p>
          </table:table-cell>
          <table:table-cell table:number-columns-repeated="1022"/>
        </table:table-row>
        <table:table-row table:style-name="ro1">
          <table:table-cell office:value-type="string" calcext:value-type="string">
            <text:p>BATMAN_ADV_BLA</text:p>
          </table:table-cell>
          <table:table-cell table:style-name="ce2" office:value-type="string" calcext:value-type="string">
            <text:p>This option enables BLA (Bridge Loop Avoidance), a mechanism to avoid Ethernet frames looping when mesh nodes are connected to both the same LAN and the same mesh. If you will never use more than one mesh node in the same LAN, you can safely remove this feature and save some space.</text:p>
          </table:table-cell>
          <table:table-cell table:number-columns-repeated="1022"/>
        </table:table-row>
        <table:table-row table:style-name="ro1">
          <table:table-cell office:value-type="string" calcext:value-type="string">
            <text:p>BATMAN_ADV_DAT</text:p>
          </table:table-cell>
          <table:table-cell table:style-name="ce2" office:value-type="string" calcext:value-type="string">
            <text:p>This option enables DAT (Distributed ARP Table), a DHT based mechanism that increases ARP reliability on sparse wireless mesh networks. If you think that your network does not need this option you can safely remove it and save some space.</text:p>
          </table:table-cell>
          <table:table-cell table:number-columns-repeated="1022"/>
        </table:table-row>
        <table:table-row table:style-name="ro1">
          <table:table-cell office:value-type="string" calcext:value-type="string">
            <text:p>BATMAN_ADV_NC</text:p>
          </table:table-cell>
          <table:table-cell table:style-name="ce2" office:value-type="string" calcext:value-type="string">
            <text:p>This option enables network coding, a mechanism that aims to increase the overall network throughput by fusing multiple packets in one transmission. Note that interfaces controlled by batman-adv must be manually configured to have promiscuous mode enabled in order to make network coding work. If you think that your network does not need this feature you can safely disable it and save some space.</text:p>
          </table:table-cell>
          <table:table-cell table:number-columns-repeated="1022"/>
        </table:table-row>
        <table:table-row table:style-name="ro1">
          <table:table-cell office:value-type="string" calcext:value-type="string">
            <text:p>BINFMT_ELF</text:p>
          </table:table-cell>
          <table:table-cell table:style-name="ce6" office:value-type="string" calcext:value-type="string">
            <text:p>ELF (Executable and Linkable Format) is a format for libraries and executables used across different architectures and operating systems. Saying Y here will enable your kernel to run ELF binaries and enlarge it by about 13 KB. ELF support under Linux has now all but replaced the traditional Linux a.out formats (QMAGIC and ZMAGIC) because it is portable (this does *not* mean that you will be able to run executables from different architectures or operating systems however) and makes building run-time libraries very easy. Many new executables are distributed solely in ELF format. You definitely want to say Y here. <text:s/>Information about ELF is contained in the ELF HOWTO available from &lt;http://www.tldp.org/docs.html#howto&gt;. <text:s/>If you find that after upgrading from Linux kernel 1.2 and saying Y here, you still can't run any ELF binaries (they just crash), then you'll have to install the newest ELF runtime libraries, including ld.so (check the file &lt;file:Documentation/Changes&gt; for location and latest version).</text:p>
          </table:table-cell>
          <table:table-cell table:number-columns-repeated="1022"/>
        </table:table-row>
        <table:table-row table:style-name="ro1">
          <table:table-cell office:value-type="string" calcext:value-type="string">
            <text:p>BLK_DEV_INITRD</text:p>
          </table:table-cell>
          <table:table-cell table:style-name="ce2" office:value-type="string" calcext:value-type="string">
            <text:p>The initial RAM filesystem is a ramfs which is loaded by the boot loader (loadlin or lilo) and that is mounted as root before the normal boot procedure. It is typically used to load modules needed to mount the real root file system, etc. See &lt;file:Documentation/admin-guide/initrd.rst&gt; for details. <text:s/>If RAM disk support (BLK_DEV_RAM) is also included, this also enables initial RAM disk (initrd) support and adds 15 Kbytes (more on some other architectures) to the kernel size. <text:s/>If unsure say Y.</text:p>
          </table:table-cell>
          <table:table-cell table:number-columns-repeated="1022"/>
        </table:table-row>
        <table:table-row table:style-name="ro1">
          <table:table-cell office:value-type="string" calcext:value-type="string">
            <text:p>BLK_DEV_RAM_DAX</text:p>
          </table:table-cell>
          <table:table-cell table:style-name="ce6" office:value-type="string" calcext:value-type="string">
            <text:p>Support filesystems using DAX to access RAM block devices. <text:s/>This avoids double-buffering data in the page cache before copying it to the block device. <text:s/>Answering Y will slightly enlarge the kernel, and will prevent RAM block device backing store memory from being allocated from highmem (only a problem for highmem systems).</text:p>
          </table:table-cell>
          <table:table-cell table:number-columns-repeated="1022"/>
        </table:table-row>
        <table:table-row table:style-name="ro1">
          <table:table-cell office:value-type="string" calcext:value-type="string">
            <text:p>BRIDGE_IGMP_SNOOPING</text:p>
          </table:table-cell>
          <table:table-cell table:style-name="ce6" office:value-type="string" calcext:value-type="string">
            <text:p>If you say Y here, then the Ethernet bridge will be able selectively forward multicast traffic based on IGMP/MLD traffic received from each port. <text:s/>Say N to exclude this support and reduce the binary size. <text:s/>If unsure, say Y.</text:p>
          </table:table-cell>
          <table:table-cell table:number-columns-repeated="1022"/>
        </table:table-row>
        <table:table-row table:style-name="ro1">
          <table:table-cell office:value-type="string" calcext:value-type="string">
            <text:p>BRIDGE_VLAN_FILTERING</text:p>
          </table:table-cell>
          <table:table-cell table:style-name="ce6" office:value-type="string" calcext:value-type="string">
            <text:p>If you say Y here, then the Ethernet bridge will be able selectively receive and forward traffic based on VLAN information in the packet any VLAN information configured on the bridge port or bridge device. <text:s/>Say N to exclude this support and reduce the binary size. <text:s/>If unsure, say Y.</text:p>
          </table:table-cell>
          <table:table-cell table:number-columns-repeated="1022"/>
        </table:table-row>
        <table:table-row table:style-name="ro1">
          <table:table-cell office:value-type="string" calcext:value-type="string">
            <text:p>BUG</text:p>
          </table:table-cell>
          <table:table-cell table:style-name="ce2" office:value-type="string" calcext:value-type="string">
            <text:p>Disabling this option eliminates support for BUG and WARN, reducing the size of your kernel image and potentially quietly ignoring numerous fatal conditions. You should only consider disabling this option for embedded systems with no facilities for reporting errors. Just say Y.</text:p>
          </table:table-cell>
          <table:table-cell table:number-columns-repeated="1022"/>
        </table:table-row>
        <table:table-row table:style-name="ro1">
          <table:table-cell office:value-type="string" calcext:value-type="string">
            <text:p>C6X_BIG_KERNEL</text:p>
          </table:table-cell>
          <table:table-cell table:style-name="ce6" office:value-type="string" calcext:value-type="string">
            <text:p>The C6X function call instruction has a limited range of +/- 2MiB. This is sufficient for most kernels, but some kernel configurations with lots of compiled-in functionality may require a larger range for function calls. Use this option to have the compiler generate function calls with 32-bit range. This will make the kernel both larger and slower. <text:s/>If unsure, say N.</text:p>
          </table:table-cell>
          <table:table-cell table:number-columns-repeated="1022"/>
        </table:table-row>
        <table:table-row table:style-name="ro1">
          <table:table-cell office:value-type="string" calcext:value-type="string">
            <text:p>CAN_CALC_BITTIMING</text:p>
          </table:table-cell>
          <table:table-cell table:style-name="ce2" office:value-type="string" calcext:value-type="string">
            <text:p>If enabled, CAN bit-timing parameters will be calculated for the bit-rate specified via Netlink argument bitrate when the device get started. This works fine for the most common CAN controllers with standard bit-rates but may fail for exotic bit-rates or CAN source clock frequencies. Disabling saves some space, but then the bit-timing parameters must be specified directly using the Netlink arguments tq, prop_seg, phase_seg1, phase_seg2 and sjw. If unsure, say Y.</text:p>
          </table:table-cell>
          <table:table-cell table:number-columns-repeated="1022"/>
        </table:table-row>
        <table:table-row table:style-name="ro1">
          <table:table-cell office:value-type="string" calcext:value-type="string">
            <text:p>CAPI_TRACE</text:p>
          </table:table-cell>
          <table:table-cell table:style-name="ce6" office:value-type="string" calcext:value-type="string">
            <text:p>If you say Y here, the kernelcapi driver can make verbose traces of CAPI messages. This feature can be enabled/disabled via IOCTL for every controller (default disabled). This will increase the size of the kernelcapi module by 20 KB. If unsure, say Y.</text:p>
          </table:table-cell>
          <table:table-cell table:number-columns-repeated="1022"/>
        </table:table-row>
        <table:table-row table:style-name="ro1">
          <table:table-cell office:value-type="string" calcext:value-type="string">
            <text:p>CC_OPTIMIZE_FOR_SIZE</text:p>
          </table:table-cell>
          <table:table-cell table:style-name="ce6" office:value-type="string" calcext:value-type="string">
            <text:p>Enabling this option will pass -Os instead of -O2 to your compiler resulting in a smaller kernel. <text:s/>If unsure, say N.</text:p>
          </table:table-cell>
          <table:table-cell table:number-columns-repeated="1022"/>
        </table:table-row>
        <table:table-row table:style-name="ro1">
          <table:table-cell office:value-type="string" calcext:value-type="string">
            <text:p>CC_STACKPROTECTOR_REGULAR</text:p>
          </table:table-cell>
          <table:table-cell table:style-name="ce6" office:value-type="string" calcext:value-type="string">
            <text:p>Functions will have the stack-protector canary logic added if they have an 8-byte or larger character array on the stack. <text:s/>This feature requires gcc version 4.2 or above, or a distribution gcc with the feature backported ("-fstack-protector"). <text:s/>On an x86 "defconfig" build, this feature adds canary checks to about 3% of all kernel functions, which increases kernel code size by about 0.3%.</text:p>
          </table:table-cell>
          <table:table-cell table:number-columns-repeated="1022"/>
        </table:table-row>
        <table:table-row table:style-name="ro1">
          <table:table-cell office:value-type="string" calcext:value-type="string">
            <text:p>CC_STACKPROTECTOR_STRONG</text:p>
          </table:table-cell>
          <table:table-cell table:style-name="ce6" office:value-type="string" calcext:value-type="string">
            <text:p>Functions will have the stack-protector canary logic added in any of the following conditions: <text:s/>- local variable's address used as part of the right hand side of an <text:s text:c="2"/>assignment or function argument - local variable is an array (or union containing an array), <text:s text:c="2"/>regardless of array type or length - uses register local variables <text:s/>This feature requires gcc version 4.9 or above, or a distribution gcc with the feature backported ("-fstack-protector-strong"). <text:s/>On an x86 "defconfig" build, this feature adds canary checks to about 20% of all kernel functions, which increases the kernel code size by about 2%.</text:p>
          </table:table-cell>
          <table:table-cell table:number-columns-repeated="1022"/>
        </table:table-row>
        <table:table-row table:style-name="ro1">
          <table:table-cell office:value-type="string" calcext:value-type="string">
            <text:p>CEPH_LIB_PRETTYDEBUG</text:p>
          </table:table-cell>
          <table:table-cell table:style-name="ce6" office:value-type="string" calcext:value-type="string">
            <text:p>If you say Y here, debug output will include a filename and line to aid debugging. <text:s/>This increases kernel size and slows execution slightly when debug call sites are enabled (e.g., via CONFIG_DYNAMIC_DEBUG). <text:s/>If unsure, say N.</text:p>
          </table:table-cell>
          <table:table-cell table:number-columns-repeated="1022"/>
        </table:table-row>
        <table:table-row table:style-name="ro1">
          <table:table-cell office:value-type="string" calcext:value-type="string">
            <text:p>CIFS_DEBUG</text:p>
          </table:table-cell>
          <table:table-cell table:style-name="ce6" office:value-type="string" calcext:value-type="string">
            <text:p>Enabling this option adds helpful debugging messages to the cifs code which increases the size of the cifs module. If unsure, say Y.</text:p>
          </table:table-cell>
          <table:table-cell table:number-columns-repeated="1022"/>
        </table:table-row>
        <table:table-row table:style-name="ro1">
          <table:table-cell office:value-type="string" calcext:value-type="string">
            <text:p>CIFS_DEBUG2</text:p>
          </table:table-cell>
          <table:table-cell table:style-name="ce6" office:value-type="string" calcext:value-type="string">
            <text:p>Enabling this option adds a few more debugging routines to the cifs code which slightly increases the size of the cifs module and can cause additional logging of debug messages in some error paths, slowing performance. This option can be turned off unless you are debugging cifs problems. <text:s/>If unsure, say N.</text:p>
          </table:table-cell>
          <table:table-cell table:number-columns-repeated="1022"/>
        </table:table-row>
        <table:table-row table:style-name="ro1">
          <table:table-cell office:value-type="string" calcext:value-type="string">
            <text:p>CPU_HAS_MSA</text:p>
          </table:table-cell>
          <table:table-cell table:style-name="ce2" office:value-type="string" calcext:value-type="string">
            <text:p>MIPS SIMD Architecture (MSA) introduces 128 bit wide vector registers and a set of SIMD instructions to operate on them. When this option is enabled the kernel will support allocating &amp; switching MSA vector register contexts. If you know that your kernel will only be running on CPUs which do not support MSA or that your userland will not be making use of it then you may wish to say N here to reduce the size &amp; complexity of your kernel. <text:s/>If unsure, say Y.</text:p>
          </table:table-cell>
          <table:table-cell table:number-columns-repeated="1022"/>
        </table:table-row>
        <table:table-row table:style-name="ro1">
          <table:table-cell office:value-type="string" calcext:value-type="string">
            <text:p>CPU_SUP_AMD</text:p>
          </table:table-cell>
          <table:table-cell table:style-name="ce6" office:value-type="string" calcext:value-type="string">
            <text:p>This enables detection, tunings and quirks for AMD processors <text:s/>You need this enabled if you want your kernel to run on an AMD CPU. Disabling this option on other types of CPUs makes the kernel a tiny bit smaller. Disabling it on an AMD CPU might render the kernel unbootable. <text:s/>If unsure, say N.</text:p>
          </table:table-cell>
          <table:table-cell table:number-columns-repeated="1022"/>
        </table:table-row>
        <table:table-row table:style-name="ro1">
          <table:table-cell office:value-type="string" calcext:value-type="string">
            <text:p>CPU_SUP_CENTAUR</text:p>
          </table:table-cell>
          <table:table-cell table:style-name="ce6" office:value-type="string" calcext:value-type="string">
            <text:p>This enables detection, tunings and quirks for Centaur processors <text:s/>You need this enabled if you want your kernel to run on a Centaur CPU. Disabling this option on other types of CPUs makes the kernel a tiny bit smaller. Disabling it on a Centaur CPU might render the kernel unbootable. <text:s/>If unsure, say N.</text:p>
          </table:table-cell>
          <table:table-cell table:number-columns-repeated="1022"/>
        </table:table-row>
        <table:table-row table:style-name="ro1">
          <table:table-cell office:value-type="string" calcext:value-type="string">
            <text:p>CPU_SUP_CYRIX_32</text:p>
          </table:table-cell>
          <table:table-cell table:style-name="ce6" office:value-type="string" calcext:value-type="string">
            <text:p>This enables detection, tunings and quirks for Cyrix processors <text:s/>You need this enabled if you want your kernel to run on a Cyrix CPU. Disabling this option on other types of CPUs makes the kernel a tiny bit smaller. Disabling it on a Cyrix CPU might render the kernel unbootable. <text:s/>If unsure, say N.</text:p>
          </table:table-cell>
          <table:table-cell table:number-columns-repeated="1022"/>
        </table:table-row>
        <table:table-row table:style-name="ro1">
          <table:table-cell office:value-type="string" calcext:value-type="string">
            <text:p>CPU_SUP_INTEL</text:p>
          </table:table-cell>
          <table:table-cell table:style-name="ce6" office:value-type="string" calcext:value-type="string">
            <text:p>This enables detection, tunings and quirks for Intel processors <text:s/>You need this enabled if you want your kernel to run on an Intel CPU. Disabling this option on other types of CPUs makes the kernel a tiny bit smaller. Disabling it on an Intel CPU might render the kernel unbootable. <text:s/>If unsure, say N.</text:p>
          </table:table-cell>
          <table:table-cell table:number-columns-repeated="1022"/>
        </table:table-row>
        <table:table-row table:style-name="ro1">
          <table:table-cell office:value-type="string" calcext:value-type="string">
            <text:p>CPU_SUP_TRANSMETA_32</text:p>
          </table:table-cell>
          <table:table-cell table:style-name="ce6" office:value-type="string" calcext:value-type="string">
            <text:p>This enables detection, tunings and quirks for Transmeta processors <text:s/>You need this enabled if you want your kernel to run on a Transmeta CPU. Disabling this option on other types of CPUs makes the kernel a tiny bit smaller. Disabling it on a Transmeta CPU might render the kernel unbootable. <text:s/>If unsure, say N.</text:p>
          </table:table-cell>
          <table:table-cell table:number-columns-repeated="1022"/>
        </table:table-row>
        <table:table-row table:style-name="ro1">
          <table:table-cell office:value-type="string" calcext:value-type="string">
            <text:p>CPU_SUP_UMC_32</text:p>
          </table:table-cell>
          <table:table-cell table:style-name="ce6" office:value-type="string" calcext:value-type="string">
            <text:p>This enables detection, tunings and quirks for UMC processors <text:s/>You need this enabled if you want your kernel to run on a UMC CPU. Disabling this option on other types of CPUs makes the kernel a tiny bit smaller. Disabling it on a UMC CPU might render the kernel unbootable. <text:s/>If unsure, say N.</text:p>
          </table:table-cell>
          <table:table-cell table:number-columns-repeated="1022"/>
        </table:table-row>
        <table:table-row table:style-name="ro1">
          <table:table-cell office:value-type="string" calcext:value-type="string">
            <text:p>DEBUG_ALIGN_RODATA</text:p>
          </table:table-cell>
          <table:table-cell table:style-name="ce6" office:value-type="string" calcext:value-type="string">
            <text:p>If this option is enabled, sections that may potentially be marked as read only or non-executable will be aligned up to the section size of the kernel. This prevents sections from being split into pages and avoids a potential TLB penalty. The downside is an increase in alignment and potentially wasted space. Turn on this option if performance is more important than memory pressure. <text:s/>If in doubt, say N.</text:p>
          </table:table-cell>
          <table:table-cell table:number-columns-repeated="1022"/>
        </table:table-row>
        <table:table-row table:style-name="ro1">
          <table:table-cell office:value-type="string" calcext:value-type="string">
            <text:p>DEBUG_DOUBLEFAULT</text:p>
          </table:table-cell>
          <table:table-cell table:style-name="ce6" office:value-type="string" calcext:value-type="string">
            <text:p>If an exception is caused while executing code within the exception handler, the NMI handler, the reset vector, or in emulator mode, a double fault occurs. On the Blackfin, this is a unrecoverable event. You have two options: - RESET exactly when double fault occurs. The excepting <text:s text:c="2"/>instruction address is stored in RETX, where the next kernel <text:s text:c="2"/>boot will print it out. - Print debug message. This is much more error prone, although <text:s text:c="2"/>easier to handle. It is error prone since: <text:s text:c="2"/>- The excepting instruction is not committed. <text:s text:c="2"/>- All writebacks from the instruction are prevented. <text:s text:c="2"/>- The generated exception is not taken. <text:s text:c="2"/>- The EXCAUSE field is updated with an unrecoverable event <text:s text:c="2"/>The only way to check this is to see if EXCAUSE contains the <text:s text:c="2"/>unrecoverable event value at every exception return. By selecting <text:s text:c="2"/>this option, you are skipping over the faulting instruction, and <text:s text:c="3"/>hoping things stay together enough to print out a debug message. <text:s/>This does add a little kernel code, but is the only method to debug double faults - if unsure say Y</text:p>
          </table:table-cell>
          <table:table-cell table:number-columns-repeated="1022"/>
        </table:table-row>
        <table:table-row table:style-name="ro1">
          <table:table-cell office:value-type="string" calcext:value-type="string">
            <text:p>DEBUG_INFO</text:p>
          </table:table-cell>
          <table:table-cell table:style-name="ce6" office:value-type="string" calcext:value-type="string">
            <text:p>If you say Y here the resulting kernel image will include debugging info resulting in a larger kernel image. This adds debug symbols to the kernel and modules (gcc -g), and is needed if you intend to use kernel crashdump or binary object tools like crash, kgdb, LKCD, gdb, etc on the kernel. Say Y here only if you plan to debug the kernel. <text:s/>If unsure, say N.</text:p>
          </table:table-cell>
          <table:table-cell table:number-columns-repeated="1022"/>
        </table:table-row>
        <table:table-row table:style-name="ro1">
          <table:table-cell office:value-type="string" calcext:value-type="string">
            <text:p>DEBUG_INFO_DWARF4</text:p>
          </table:table-cell>
          <table:table-cell table:style-name="ce6" office:value-type="string" calcext:value-type="string">
            <text:p>Generate dwarf4 debug info. This requires recent versions of gcc and gdb. It makes the debug information larger. But it significantly improves the success of resolving variables in gdb on optimized code.</text:p>
          </table:table-cell>
          <table:table-cell table:number-columns-repeated="1022"/>
        </table:table-row>
        <table:table-row table:style-name="ro1">
          <table:table-cell office:value-type="string" calcext:value-type="string">
            <text:p>DEBUG_INFO_REDUCED</text:p>
          </table:table-cell>
          <table:table-cell table:style-name="ce6" office:value-type="string" calcext:value-type="string">
            <text:p>If you say Y here gcc is instructed to generate less debugging information for structure types. This means that tools that need full debugging information (like kgdb or systemtap) won't be happy. But if you merely need debugging information to resolve line numbers there is no loss. Advantage is that build directory object sizes shrink dramatically over a full DEBUG_INFO build and compile times are reduced too. Only works with newer gcc versions.</text:p>
          </table:table-cell>
          <table:table-cell table:number-columns-repeated="1022"/>
        </table:table-row>
        <table:table-row table:style-name="ro1">
          <table:table-cell office:value-type="string" calcext:value-type="string">
            <text:p>DEBUG_INFO_SPLIT</text:p>
          </table:table-cell>
          <table:table-cell table:style-name="ce6" office:value-type="string" calcext:value-type="string">
            <text:p>Generate debug info into separate .dwo files. This significantly reduces the build directory size for builds with DEBUG_INFO, because it stores the information only once on disk in .dwo files instead of multiple times in object files and executables. In addition the debug information is also compressed. <text:s/>Requires recent gcc (4.7+) and recent gdb/binutils. Any tool that packages or reads debug information would need to know about the .dwo files and include them. Incompatible with older versions of ccache.</text:p>
          </table:table-cell>
          <table:table-cell table:number-columns-repeated="1022"/>
        </table:table-row>
        <table:table-row table:style-name="ro1">
          <table:table-cell office:value-type="string" calcext:value-type="string">
            <text:p>DEBUG_SECTION_MISMATCH</text:p>
          </table:table-cell>
          <table:table-cell table:style-name="ce2" office:value-type="string" calcext:value-type="string">
            <text:p>The section mismatch analysis checks if there are illegal references from one section to another section. During linktime or runtime, some sections are dropped. any use of code/data previously in these sections would most likely result in an oops. In the code, functions and variables are annotated with __init,, etc. (see the full list in include/linux/init.h), which results in the code/data being placed in specific sections. The section mismatch analysis is always performed after a full kernel build, and enabling this option causes the following additional steps to occur: - Add the option -fno-inline-functions-called-once to gcc commands. <text:s text:c="2"/>When inlining a function annotated with __init in a non-init <text:s text:c="2"/>function, we would lose the section information and thus <text:s text:c="2"/>the analysis would not catch the illegal reference. <text:s text:c="2"/>This option tells gcc to inline less (but it does result in <text:s text:c="2"/>a larger kernel). - Run the section mismatch analysis for each module/built-in.o file. <text:s text:c="2"/>When we run the section mismatch analysis on vmlinux.o, we <text:s text:c="2"/>lose valuable information about where the mismatch was <text:s text:c="2"/>introduced. <text:s text:c="2"/>Running the analysis for each module/built-in.o file <text:s text:c="2"/>tells where the mismatch happens much closer to the <text:s text:c="2"/>source. The drawback is that the same mismatch is <text:s text:c="2"/>reported at least twice. - Enable verbose reporting from modpost in order to help resolve <text:s text:c="2"/>the section mismatches that are reported.</text:p>
          </table:table-cell>
          <table:table-cell table:number-columns-repeated="1022"/>
        </table:table-row>
        <table:table-row table:style-name="ro1">
          <table:table-cell office:value-type="string" calcext:value-type="string">
            <text:p>DEBUG_VM_VMACACHE</text:p>
          </table:table-cell>
          <table:table-cell table:style-name="ce2" office:value-type="string" calcext:value-type="string">
            <text:p>Enable this to turn on VMA caching debug information. Doing so can cause significant overhead, so only enable it in non-production environments. <text:s/>If unsure, say N.</text:p>
          </table:table-cell>
          <table:table-cell table:number-columns-repeated="1022"/>
        </table:table-row>
        <table:table-row table:style-name="ro1">
          <table:table-cell office:value-type="string" calcext:value-type="string">
            <text:p>DEBUG_ZBOOT</text:p>
          </table:table-cell>
          <table:table-cell table:style-name="ce2" office:value-type="string" calcext:value-type="string">
            <text:p>If you want to add compressed kernel support to a new board, and the board supports uart16550 compatible serial port, please select SYS_SUPPORTS_ZBOOT_UART16550 for your board and enable this option to debug it. <text:s/>If your board doesn't support uart16550 compatible serial port, you can try to select SYS_SUPPORTS_ZBOOT and use the other methods to debug it. for example, add a new serial port support just as arch/mips/boot/compressed/uart-16550.c does. <text:s/>After the compressed kernel support works, please disable this option to reduce the kernel image size and speed up the booting procedure a little.</text:p>
          </table:table-cell>
          <table:table-cell table:number-columns-repeated="1022"/>
        </table:table-row>
        <table:table-row table:style-name="ro1">
          <table:table-cell office:value-type="string" calcext:value-type="string">
            <text:p>DUMP_CODE</text:p>
          </table:table-cell>
          <table:table-cell table:style-name="ce2" office:value-type="string" calcext:value-type="string">
            <text:p>This prints out a code trace of the instructions leading up to the faulting instruction as a debugging aid. As this does grow the kernel in size a bit, most users will want to say N here. <text:s/>Those looking for more verbose debugging output should say Y.</text:p>
          </table:table-cell>
          <table:table-cell table:number-columns-repeated="1022"/>
        </table:table-row>
        <table:table-row table:style-name="ro1">
          <table:table-cell office:value-type="string" calcext:value-type="string">
            <text:p>DWARF_UNWINDER</text:p>
          </table:table-cell>
          <table:table-cell table:style-name="ce6" office:value-type="string" calcext:value-type="string">
            <text:p>Enabling this option will make stacktraces more accurate, at the cost of an increase in overall kernel size.</text:p>
          </table:table-cell>
          <table:table-cell table:number-columns-repeated="1022"/>
        </table:table-row>
        <table:table-row table:style-name="ro1">
          <table:table-cell office:value-type="string" calcext:value-type="string">
            <text:p>DYNAMIC_DEBUG</text:p>
          </table:table-cell>
          <table:table-cell table:style-name="ce6" office:value-type="string" calcext:value-type="string">
            <text:p>Compiles debug level messages into the kernel, which would not otherwise be available at runtime. These messages can then be enabled/disabled based on various levels of scope - per source file, function, module, format string, and line number. This mechanism implicitly compiles in all pr_debug() and dev_dbg() calls, which enlarges the kernel text size by about 2%. <text:s/>If a source file is compiled with DEBUG flag set, any pr_debug() calls in it are enabled by default, but can be disabled at runtime as below. <text:s/>Note that DEBUG flag is turned on by many CONFIG_*DEBUG* options. <text:s/>Usage: <text:s/>Dynamic debugging is controlled via the 'dynamic_debug/control' file, which is contained in the 'debugfs' filesystem. Thus, the debugfs filesystem must first be mounted before making use of this feature. We refer the control file as: &lt;debugfs&gt;/dynamic_debug/control. This file contains a list of the debug statements that can be enabled. The format for each line of the file is: <text:s text:c="7"/>filename:lineno [module]function flags format <text:s/>filename : source file of the debug statement lineno : line number of the debug statement module : module that contains the debug statement function : function that contains the debug statement flags : '=p' means the line is turned 'on' for printing format : the format used for the debug statement <text:s/>From a live system: <text:s text:c="7"/>nullarbor:~ # cat &lt;debugfs&gt;/dynamic_debug/control <text:s text:c="6"/># filename:lineno [module]function flags format <text:s text:c="6"/>fs/aio.c:222 [aio]__put_ioctx =_ "__put_ioctx:\040freeing\040%p\012" <text:s text:c="6"/>fs/aio.c:248 [aio]ioctx_alloc =_ "ENOMEM:\040nr_events\040too\040high\012" <text:s text:c="6"/>fs/aio.c:1770 [aio]sys_io_cancel =_ "calling\040cancel\012" <text:s/>Example usage: <text:s text:c="7"/>// enable the message at line 1603 of file svcsock.c <text:s text:c="6"/>nullarbor:~ # echo -n 'file svcsock.c line 1603 +p' &gt; <text:s text:c="38"/>&lt;debugfs&gt;/dynamic_debug/control <text:s text:c="7"/>// enable all the messages in file svcsock.c <text:s text:c="6"/>nullarbor:~ # echo -n 'file svcsock.c +p' &gt; <text:s text:c="38"/>&lt;debugfs&gt;/dynamic_debug/control <text:s text:c="7"/>// enable all the messages in the NFS server module <text:s text:c="6"/>nullarbor:~ # echo -n 'module nfsd +p' &gt; <text:s text:c="38"/>&lt;debugfs&gt;/dynamic_debug/control <text:s text:c="7"/>// enable all 12 messages in the function svc_process() <text:s text:c="6"/>nullarbor:~ # echo -n 'func svc_process +p' &gt; <text:s text:c="38"/>&lt;debugfs&gt;/dynamic_debug/control <text:s text:c="7"/>// disable all 12 messages in the function svc_process() <text:s text:c="6"/>nullarbor:~ # echo -n 'func svc_process -p' &gt; <text:s text:c="38"/>&lt;debugfs&gt;/dynamic_debug/control <text:s/>See Documentation/admin-guide/dynamic-debug-howto.rst for additional information.</text:p>
          </table:table-cell>
          <table:table-cell table:number-columns-repeated="1022"/>
        </table:table-row>
        <table:table-row table:style-name="ro1">
          <table:table-cell office:value-type="string" calcext:value-type="string">
            <text:p>DYNAMIC_FTRACE</text:p>
          </table:table-cell>
          <table:table-cell table:style-name="ce6" office:value-type="string" calcext:value-type="string">
            <text:p>This option will modify all the calls to function tracing dynamically (will patch them out of the binary image and replace them with a No-Op instruction) on boot up. During compile time, a table is made of all the locations that ftrace can function trace, and this table is linked into the kernel image. When this is enabled, functions can be individually enabled, and the functions not enabled will not affect performance of the system. <text:s/>See the files in /sys/kernel/debug/tracing: <text:s text:c="2"/>available_filter_functions <text:s text:c="2"/>set_ftrace_filter <text:s text:c="2"/>set_ftrace_notrace <text:s/>This way a CONFIG_FUNCTION_TRACER kernel is slightly larger, but otherwise has native performance as long as no tracing is active.</text:p>
          </table:table-cell>
          <table:table-cell table:number-columns-repeated="1022"/>
        </table:table-row>
        <table:table-row table:style-name="ro1">
          <table:table-cell office:value-type="string" calcext:value-type="string">
            <text:p>EISA_NAMES</text:p>
          </table:table-cell>
          <table:table-cell table:style-name="ce6" office:value-type="string" calcext:value-type="string">
            <text:p>By default, the kernel contains a database of all known EISA device names to make the information in sysfs comprehensible to the user. This database increases size of the kernel image by about 40KB, but it gets freed after the system boots up, so it doesn't take up kernel memory. Anyway, if you are building an installation floppy or kernel for an embedded system where kernel image size really matters, you can disable this feature and you'll get device ID instead of names. <text:s/>When in doubt, say Y.</text:p>
          </table:table-cell>
          <table:table-cell table:number-columns-repeated="1022"/>
        </table:table-row>
        <table:table-row table:style-name="ro1">
          <table:table-cell office:value-type="string" calcext:value-type="string">
            <text:p>EXT4_USE_FOR_EXT2</text:p>
          </table:table-cell>
          <table:table-cell table:style-name="ce6" office:value-type="string" calcext:value-type="string">
            <text:p>Allow the ext4 file system driver code to be used for ext2 file system mounts. <text:s/>This allows users to reduce their compiled kernel size by using one file system driver for ext2, ext3, and ext4 file systems.</text:p>
          </table:table-cell>
          <table:table-cell table:number-columns-repeated="1022"/>
        </table:table-row>
        <table:table-row table:style-name="ro1">
          <table:table-cell office:value-type="string" calcext:value-type="string">
            <text:p>FAT_FS</text:p>
          </table:table-cell>
          <table:table-cell table:style-name="ce6" office:value-type="string" calcext:value-type="string">
            <text:p>If you want to use one of the FAT-based file systems (the MS-DOS and VFAT (Windows 95) file systems), then you must say Y or M here to include FAT support. You will then be able to mount partitions or diskettes with FAT-based file systems and transparently access the files on them, i.e. MSDOS files will look and behave just like all other Unix files. <text:s/>This FAT support is not a file system in itself, it only provides the foundation for the other file systems. You will have to say Y or M to at least one of "MSDOS fs support" or "VFAT fs support" in order to make use of it. <text:s/>Another way to read and write MSDOS floppies and hard drive partitions from within Linux (but not transparently) is with the mtools ("man mtools") program suite. You don't need to say Y here in order to do that. <text:s/>If you need to move large files on floppies between a DOS and a Linux box, say Y here, mount the floppy under Linux with an MSDOS file system and use GNU tar's M option. GNU tar is a program available for Unix and DOS ("man tar" or "info tar"). <text:s/>The FAT support will enlarge your kernel by about 37 KB. If unsure, say Y. <text:s/>To compile this as a module, choose M here: the module will be called fat. <text:s/>Note that if you compile the FAT support as a module, you cannot compile any of the FAT-based file systems into the kernel -- they will have to be modules as well.</text:p>
          </table:table-cell>
          <table:table-cell table:number-columns-repeated="1022"/>
        </table:table-row>
        <table:table-row table:style-name="ro1">
          <table:table-cell office:value-type="string" calcext:value-type="string">
            <text:p>FB_MODE_HELPERS</text:p>
          </table:table-cell>
          <table:table-cell table:style-name="ce6" office:value-type="string" calcext:value-type="string">
            <text:p>This enables functions for handling video modes using the Generalized Timing Formula and the EDID parser. A few drivers rely on this feature such as the radeonfb, rivafb, and the i810fb. If your driver does not take advantage of this feature, choosing Y will just increase the kernel size by about 5K.</text:p>
          </table:table-cell>
          <table:table-cell table:number-columns-repeated="1022"/>
        </table:table-row>
        <table:table-row table:style-name="ro1">
          <table:table-cell office:value-type="string" calcext:value-type="string">
            <text:p>FPE_NWFPE_XP</text:p>
          </table:table-cell>
          <table:table-cell table:style-name="ce2" office:value-type="string" calcext:value-type="string">
            <text:p>Say Y to include 80-bit support in the kernel floating-point emulator. <text:s/>Otherwise, only 32 and 64-bit support is compiled in. Note that gcc does not generate 80-bit operations by default, so in most cases this option only enlarges the size of the floating point emulator without any good reason. <text:s/>You almost surely want to say N here.</text:p>
          </table:table-cell>
          <table:table-cell table:number-columns-repeated="1022"/>
        </table:table-row>
        <table:table-row table:style-name="ro1">
          <table:table-cell office:value-type="string" calcext:value-type="string">
            <text:p>FRAME_POINTER</text:p>
          </table:table-cell>
          <table:table-cell table:style-name="ce6" office:value-type="string" calcext:value-type="string">
            <text:p>If you say Y here the resulting kernel image will be slightly larger and slower, but it gives very useful debugging information in case of kernel bugs. (precise oopses/stacktraces/warnings)</text:p>
          </table:table-cell>
          <table:table-cell table:number-columns-repeated="1022"/>
        </table:table-row>
        <table:table-row table:style-name="ro1">
          <table:table-cell office:value-type="string" calcext:value-type="string">
            <text:p>FS_DAX</text:p>
          </table:table-cell>
          <table:table-cell table:style-name="ce6" office:value-type="string" calcext:value-type="string">
            <text:p>Direct Access (DAX) can be used on memory-backed block devices. If the block device supports DAX and the filesystem supports DAX, then you can avoid using the pagecache to buffer I/Os. <text:s/>Turning on this option will compile in support for DAX</text:p>
          </table:table-cell>
          <table:table-cell table:number-columns-repeated="1022"/>
        </table:table-row>
        <table:table-row table:style-name="ro1">
          <table:table-cell office:value-type="string" calcext:value-type="string">
            <text:p>GCOV_PROFILE_ALL</text:p>
          </table:table-cell>
          <table:table-cell table:style-name="ce6" office:value-type="string" calcext:value-type="string">
            <text:p>This options activates profiling for the entire kernel. <text:s/>If unsure, say N. <text:s/>Note that a kernel compiled with profiling flags will be significantly larger and run slower. Also be sure to exclude files from profiling which are not linked to the kernel image to prevent linker errors.</text:p>
          </table:table-cell>
          <table:table-cell table:number-columns-repeated="1022"/>
        </table:table-row>
        <table:table-row table:style-name="ro1">
          <table:table-cell office:value-type="string" calcext:value-type="string">
            <text:p>GDBSTUB</text:p>
          </table:table-cell>
          <table:table-cell table:style-name="ce6" office:value-type="string" calcext:value-type="string">
            <text:p>If you say Y here, it will be possible to remotely debug the kernel using gdb. This enlarges your kernel ELF image disk size by several megabytes and requires a machine with more than 16 MB, better 32 MB RAM to avoid excessive linking time. This is only useful for kernel hackers. If unsure, say N. <text:s/>This is deprecated in favour of KGDB and will be removed in a later version.</text:p>
          </table:table-cell>
          <table:table-cell table:number-columns-repeated="1022"/>
        </table:table-row>
        <table:table-row table:style-name="ro1">
          <table:table-cell office:value-type="string" calcext:value-type="string">
            <text:p>HIGH_RES_TIMERS</text:p>
          </table:table-cell>
          <table:table-cell table:style-name="ce6" office:value-type="string" calcext:value-type="string">
            <text:p>This option enables high resolution timer support. If your hardware is not capable then this option only increases the size of the kernel image.</text:p>
          </table:table-cell>
          <table:table-cell table:number-columns-repeated="1022"/>
        </table:table-row>
        <table:table-row table:style-name="ro1">
          <table:table-cell office:value-type="string" calcext:value-type="string">
            <text:p>HWSPINLOCK_SIRF</text:p>
          </table:table-cell>
          <table:table-cell table:style-name="ce2" office:value-type="string" calcext:value-type="string">
            <text:p>Say y here to support the SIRF Hardware Spinlock device, which provides a synchronisation mechanism for the various processors on the SoC. <text:s/>It's safe to say n here if you're not interested in SIRF hardware spinlock or just want a bare minimum kernel.</text:p>
          </table:table-cell>
          <table:table-cell table:number-columns-repeated="1022"/>
        </table:table-row>
        <table:table-row table:style-name="ro1">
          <table:table-cell office:value-type="string" calcext:value-type="string">
            <text:p>IA64_GENERIC</text:p>
          </table:table-cell>
          <table:table-cell table:style-name="ce6" office:value-type="string" calcext:value-type="string">
            <text:p>This selects the system type of your hardware. <text:s/>A "generic" kernel will run on any supported IA-64 system. <text:s/>However, if you configure a kernel for your specific system, it will be faster and smaller. <text:s/>generic <text:s text:c="14"/>For any supported IA-64 system DIG-compliant <text:s text:c="8"/>For DIG ("Developer's Interface Guide") compliant systems DIG+Intel+IOMMU <text:s text:c="6"/>For DIG systems with Intel IOMMU HP-zx1/sx1000 <text:s text:c="8"/>For HP systems HP-zx1/sx1000+swiotlb For HP systems with (broken) DMA-constrained devices. SGI-SN2 <text:s text:c="14"/>For SGI Altix systems SGI-UV <text:s text:c="15"/>For SGI UV systems Ski-simulator <text:s text:c="8"/>For the HP simulator &lt;http://www.hpl.hp.com/research/linux/ski/&gt; <text:s/>If you don't know what to do, choose "generic".</text:p>
          </table:table-cell>
          <table:table-cell table:number-columns-repeated="1022"/>
        </table:table-row>
        <table:table-row table:style-name="ro1">
          <table:table-cell office:value-type="string" calcext:value-type="string">
            <text:p>INET</text:p>
          </table:table-cell>
          <table:table-cell table:style-name="ce6" office:value-type="string" calcext:value-type="string">
            <text:p>These are the protocols used on the Internet and on most local Ethernets. It is highly recommended to say Y here (this will enlarge your kernel by about 400 KB), since some programs (e.g. the X window system) use TCP/IP even if your machine is not connected to any other computer. You will get the so-called loopback device which allows you to ping yourself (great fun, that!). <text:s/>For an excellent introduction to Linux networking, please read the Linux Networking HOWTO, available from &lt;http://www.tldp.org/docs.html#howto&gt;. <text:s/>If you say Y here and also to "/proc file system support" and "Sysctl support" below, you can change various aspects of the behavior of the TCP/IP code by writing to the (virtual) files in /proc/sys/net/ipv4/*</text:p>
          </table:table-cell>
          <table:table-cell table:number-columns-repeated="1022"/>
        </table:table-row>
        <table:table-row table:style-name="ro1">
          <table:table-cell office:value-type="string" calcext:value-type="string">
            <text:p>INITRAMFS_COMPRESSION_BZIP2</text:p>
          </table:table-cell>
          <table:table-cell table:style-name="ce2" office:value-type="string" calcext:value-type="string">
            <text:p>It's compression ratio and speed is intermediate. Decompression speed is slowest among the choices. The initramfs size is about 10% smaller with bzip2, in comparison to gzip. Bzip2 uses a large amount of memory. For modern kernels you will need at least 8MB RAM or more for booting. <text:s/>If you choose this, keep in mind that you need to have the bzip2 tool available to be able to compress the initram.</text:p>
          </table:table-cell>
          <table:table-cell table:number-columns-repeated="1022"/>
        </table:table-row>
        <table:table-row table:style-name="ro1">
          <table:table-cell office:value-type="string" calcext:value-type="string">
            <text:p>INITRAMFS_COMPRESSION_GZIP</text:p>
          </table:table-cell>
          <table:table-cell table:style-name="ce2" office:value-type="string" calcext:value-type="string">
            <text:p>Use the old and well tested gzip compression algorithm. Gzip provides a good balance between compression ratio and decompression speed and has a reasonable compression speed. It is also more likely to be supported by your build system as the gzip tool is present by default on most distros.</text:p>
          </table:table-cell>
          <table:table-cell table:number-columns-repeated="1022"/>
        </table:table-row>
        <table:table-row table:style-name="ro1">
          <table:table-cell office:value-type="string" calcext:value-type="string">
            <text:p>INITRAMFS_COMPRESSION_LZ4</text:p>
          </table:table-cell>
          <table:table-cell table:style-name="ce2" office:value-type="string" calcext:value-type="string">
            <text:p>It's compression ratio is the poorest amongst the choices. The kernel size is about 15% bigger than gzip</text:p>
          </table:table-cell>
          <table:table-cell table:number-columns-repeated="1022"/>
        </table:table-row>
        <table:table-row table:style-name="ro1">
          <table:table-cell office:value-type="string" calcext:value-type="string">
            <text:p>INITRAMFS_COMPRESSION_LZMA</text:p>
          </table:table-cell>
          <table:table-cell table:style-name="ce2" office:value-type="string" calcext:value-type="string">
            <text:p>This algorithm's compression ratio is best but has a large dictionary size which might cause issues in memory constrained systems. Decompression speed is between the other choices. Compression is slowest. The initramfs size is about 33% smaller with LZMA in comparison to gzip. <text:s/>If you choose this, keep in mind that you may need to install the xz or lzma tools to be able to compress the initram.</text:p>
          </table:table-cell>
          <table:table-cell table:number-columns-repeated="1022"/>
        </table:table-row>
        <table:table-row table:style-name="ro1">
          <table:table-cell office:value-type="string" calcext:value-type="string">
            <text:p>INITRAMFS_COMPRESSION_LZO</text:p>
          </table:table-cell>
          <table:table-cell table:style-name="ce2" office:value-type="string" calcext:value-type="string">
            <text:p>It's compression ratio is the second poorest amongst the choices. The kernel size is about 10% bigger than gzip. Despite that, it's decompression speed is the second fastest and it's compression speed is quite fast too. <text:s/>If you choose this, keep in mind that you may need to install the lzop tool to be able to compress the initram.</text:p>
          </table:table-cell>
          <table:table-cell table:number-columns-repeated="1022"/>
        </table:table-row>
        <table:table-row table:style-name="ro1">
          <table:table-cell office:value-type="string" calcext:value-type="string">
            <text:p>INITRAMFS_COMPRESSION_NONE</text:p>
          </table:table-cell>
          <table:table-cell table:style-name="ce2" office:value-type="string" calcext:value-type="string">
            <text:p>Do not compress the built-in initramfs at all. This may sound wasteful in space, but, you should be aware that the built-in initramfs will be compressed at a later stage anyways along with the rest of the kernel, on those architectures that support this. However, not compressing the initramfs may lead to slightly higher memory consumption during a short time at boot, while both the cpio image and the unpacked filesystem image will be present in memory simultaneously</text:p>
          </table:table-cell>
          <table:table-cell table:number-columns-repeated="1022"/>
        </table:table-row>
        <table:table-row table:style-name="ro1">
          <table:table-cell office:value-type="string" calcext:value-type="string">
            <text:p>INITRAMFS_COMPRESSION_XZ</text:p>
          </table:table-cell>
          <table:table-cell table:style-name="ce2" office:value-type="string" calcext:value-type="string">
            <text:p>XZ uses the LZMA2 algorithm and has a large dictionary which may cause problems on memory constrained systems. The initramfs size is about 30% smaller with XZ in comparison to gzip. Decompression speed is better than that of bzip2 but worse than gzip and LZO. Compression is slow. <text:s/>If you choose this, keep in mind that you may need to install the xz tool to be able to compress the initram.</text:p>
          </table:table-cell>
          <table:table-cell table:number-columns-repeated="1022"/>
        </table:table-row>
        <table:table-row table:style-name="ro1">
          <table:table-cell office:value-type="string" calcext:value-type="string">
            <text:p>IPW2100_DEBUG</text:p>
          </table:table-cell>
          <table:table-cell table:style-name="ce6" office:value-type="string" calcext:value-type="string">
            <text:p>This option will enable debug tracing output for the IPW2100. <text:s text:c="3"/>This will result in the kernel module being ~60k larger. <text:s/>You can <text:s/>control which debug output is sent to the kernel log by setting the <text:s/>value in <text:s text:c="2"/>/sys/bus/pci/drivers/ipw2100/debug_level <text:s/>This entry will only exist if this option is enabled. <text:s/>If you are not trying to debug or develop the IPW2100 driver, you <text:s/>most likely want to say N here.</text:p>
          </table:table-cell>
          <table:table-cell table:number-columns-repeated="1022"/>
        </table:table-row>
        <table:table-row table:style-name="ro1">
          <table:table-cell office:value-type="string" calcext:value-type="string">
            <text:p>IPW2200_DEBUG</text:p>
          </table:table-cell>
          <table:table-cell table:style-name="ce6" office:value-type="string" calcext:value-type="string">
            <text:p>This option will enable low level debug tracing output for IPW2200. <text:s/>Note, normal debug code is already compiled in. This low level debug option enables debug on hot paths (e.g Tx, Rx, ISR) and will result in the kernel module being ~70 larger. <text:s/>Most users will typically not need this high verbosity debug information. <text:s/>If you are not sure, say N here.</text:p>
          </table:table-cell>
          <table:table-cell table:number-columns-repeated="1022"/>
        </table:table-row>
        <table:table-row table:style-name="ro1">
          <table:table-cell office:value-type="string" calcext:value-type="string">
            <text:p>IPX</text:p>
          </table:table-cell>
          <table:table-cell table:style-name="ce6" office:value-type="string" calcext:value-type="string">
            <text:p>This is support for the Novell networking protocol, IPX, commonly used for local networks of Windows machines. <text:s/>You need it if you want to access Novell NetWare file or print servers using the Linux Novell client ncpfs (available from &lt;ftp://platan.vc.cvut.cz/pub/linux/ncpfs/&gt;) or from within the Linux DOS emulator DOSEMU (read the DOSEMU-HOWTO, available from &lt;http://www.tldp.org/docs.html#howto&gt;). <text:s/>In order to do the former, you'll also have to say Y to "NCP file system support", below. <text:s/>IPX is similar in scope to IP, while SPX, which runs on top of IPX, is similar to TCP. <text:s/>To turn your Linux box into a fully featured NetWare file server and IPX router, say Y here and fetch either lwared from &lt;ftp://ibiblio.org/pub/Linux/system/network/daemons/&gt; or mars_nwe from &lt;ftp://www.compu-art.de/mars_nwe/&gt;. For more information, read the IPX-HOWTO available from &lt;http://www.tldp.org/docs.html#howto&gt;. <text:s/>The IPX driver would enlarge your kernel by about 16 KB. To compile this driver as a module, choose M here: the module will be called ipx. Unless you want to integrate your Linux box with a local Novell network, say N.</text:p>
          </table:table-cell>
          <table:table-cell table:number-columns-repeated="1022"/>
        </table:table-row>
        <table:table-row table:style-name="ro1">
          <table:table-cell office:value-type="string" calcext:value-type="string">
            <text:p>IRQSOFF_TRACER</text:p>
          </table:table-cell>
          <table:table-cell table:style-name="ce6" office:value-type="string" calcext:value-type="string">
            <text:p>This option measures the time spent in irqs-off critical sections, with microsecond accuracy. <text:s/>The default measurement method is a maximum search, which is disabled by default and can be runtime (re-)started via: <text:s text:c="5"/>echo 0 &gt; /sys/kernel/debug/tracing/tracing_max_latency <text:s/>(Note that kernel size and overhead increase with this option enabled. This option and the preempt-off timing option can be used together or separately.)</text:p>
          </table:table-cell>
          <table:table-cell table:number-columns-repeated="1022"/>
        </table:table-row>
        <table:table-row table:style-name="ro1">
          <table:table-cell office:value-type="string" calcext:value-type="string">
            <text:p>ISDN_CAPI_CAPIDRV_VERBOSE</text:p>
          </table:table-cell>
          <table:table-cell table:style-name="ce6" office:value-type="string" calcext:value-type="string">
            <text:p>If you say Y here, the capidrv interface will give verbose reasons for disconnecting. This will increase the size of the kernel by 7 KB. If unsure, say N.</text:p>
          </table:table-cell>
          <table:table-cell table:number-columns-repeated="1022"/>
        </table:table-row>
        <table:table-row table:style-name="ro1">
          <table:table-cell office:value-type="string" calcext:value-type="string">
            <text:p>IWLEGACY_DEBUG</text:p>
          </table:table-cell>
          <table:table-cell table:style-name="ce6" office:value-type="string" calcext:value-type="string">
            <text:p>This option will enable debug tracing output for the iwlegacy drivers. <text:s/>This will result in the kernel module being ~100k larger. <text:s/>You can control which debug output is sent to the kernel log by setting the value in <text:s text:c="7"/>/sys/class/net/wlan0/device/debug_level <text:s/>This entry will only exist if this option is enabled. <text:s/>To set a value, simply echo an 8-byte hex value to the same file: <text:s text:c="9"/>% echo 0x43fff &gt; /sys/class/net/wlan0/device/debug_level <text:s/>You can find the list of debug mask values in: <text:s text:c="8"/>drivers/net/wireless/iwlegacy/common.h <text:s/>If this is your first time using this driver, you should say Y here as the debug information can assist others in helping you resolve any problems you may encounter.</text:p>
          </table:table-cell>
          <table:table-cell table:number-columns-repeated="1022"/>
        </table:table-row>
        <table:table-row table:style-name="ro1">
          <table:table-cell office:value-type="string" calcext:value-type="string">
            <text:p>IWLWIFI_DEBUG</text:p>
          </table:table-cell>
          <table:table-cell table:style-name="ce6" office:value-type="string" calcext:value-type="string">
            <text:p>This option will enable debug tracing output for the iwlwifi drivers <text:s/>This will result in the kernel module being ~100k larger. <text:s/>You can control which debug output is sent to the kernel log by setting the value in <text:s text:c="7"/>/sys/module/iwlwifi/parameters/debug <text:s/>This entry will only exist if this option is enabled. <text:s/>To set a value, simply echo an 8-byte hex value to the same file: <text:s text:c="9"/>% echo 0x43fff &gt; /sys/module/iwlwifi/parameters/debug <text:s/>You can find the list of debug mask values in: <text:s text:c="8"/>drivers/net/wireless/iwlwifi/iwl-debug.h <text:s/>If this is your first time using this driver, you should say Y here as the debug information can assist others in helping you resolve any problems you may encounter.</text:p>
          </table:table-cell>
          <table:table-cell table:number-columns-repeated="1022"/>
        </table:table-row>
        <table:table-row table:style-name="ro1">
          <table:table-cell office:value-type="string" calcext:value-type="string">
            <text:p>JUMP_LABEL</text:p>
          </table:table-cell>
          <table:table-cell table:style-name="ce6" office:value-type="string" calcext:value-type="string">
            <text:p>This option enables a transparent branch optimization that makes certain almost-always-true or almost-always-false branch conditions even cheaper to execute within the kernel. <text:s/>Certain performance-sensitive kernel code, such as trace points, scheduler functionality, networking code and KVM have such branches and include support for this optimization technique. <text:s/>If it is detected that the compiler has support for "asm goto", the kernel will compile such branches with just a nop instruction. When the condition flag is toggled to true, the nop will be converted to a jump instruction to execute the conditional block of instructions. <text:s/>This technique lowers overhead and stress on the branch prediction of the processor and generally makes the kernel faster. The update of the condition is slower, but those are always very rare. <text:s/>( On 32-bit x86, the necessary options added to the compiler <text:s text:c="2"/>flags may increase the size of the kernel slightly. )</text:p>
          </table:table-cell>
          <table:table-cell table:number-columns-repeated="1022"/>
        </table:table-row>
        <table:table-row table:style-name="ro1">
          <table:table-cell office:value-type="string" calcext:value-type="string">
            <text:p>KALLSYMS</text:p>
          </table:table-cell>
          <table:table-cell table:style-name="ce6" office:value-type="string" calcext:value-type="string">
            <text:p>Say Y here to let the kernel print out symbolic crash information and symbolic stack backtraces. This increases the size of the kernel somewhat, as all symbols have to be loaded into the kernel image.</text:p>
          </table:table-cell>
          <table:table-cell table:number-columns-repeated="1022"/>
        </table:table-row>
        <table:table-row table:style-name="ro1">
          <table:table-cell office:value-type="string" calcext:value-type="string">
            <text:p>KALLSYMS_ALL</text:p>
          </table:table-cell>
          <table:table-cell table:style-name="ce6" office:value-type="string" calcext:value-type="string">
            <text:p>Normally kallsyms only contains the symbols of functions for nicer OOPS messages and backtraces (i.e., symbols from the text and inittext sections). This is sufficient for most cases. And only in very rare cases (e.g., when a debugger is used) all symbols are required (e.g., names of variables from the data sections, etc). <text:s/>This option makes sure that all symbols are loaded into the kernel image (i.e., symbols from all sections) in cost of increased kernel size (depending on the kernel configuration, it may be 300KiB or something like this). <text:s/>Say N unless you really need all symbols.</text:p>
          </table:table-cell>
          <table:table-cell table:number-columns-repeated="1022"/>
        </table:table-row>
        <table:table-row table:style-name="ro1">
          <table:table-cell office:value-type="string" calcext:value-type="string">
            <text:p>KASAN_INLINE</text:p>
          </table:table-cell>
          <table:table-cell table:style-name="ce6" office:value-type="string" calcext:value-type="string">
            <text:p>Compiler directly inserts code checking shadow memory before memory accesses. This is faster than outline (in some workloads it gives about x2 boost over outline instrumentation), but make kernel's .text size much bigger. This requires a gcc version of 5.0 or later.</text:p>
          </table:table-cell>
          <table:table-cell table:number-columns-repeated="1022"/>
        </table:table-row>
        <table:table-row table:style-name="ro1">
          <table:table-cell office:value-type="string" calcext:value-type="string">
            <text:p>KASAN_OUTLINE</text:p>
          </table:table-cell>
          <table:table-cell table:style-name="ce6" office:value-type="string" calcext:value-type="string">
            <text:p>Before every memory access compiler insert function call __asan_load*/__asan_store*. These functions performs check of shadow memory. This is slower than inline instrumentation, however it doesn't bloat size of kernel's .text section so much as inline does.</text:p>
          </table:table-cell>
          <table:table-cell table:number-columns-repeated="1022"/>
        </table:table-row>
        <table:table-row table:style-name="ro1">
          <table:table-cell office:value-type="string" calcext:value-type="string">
            <text:p>KERNEL_BZIP2</text:p>
          </table:table-cell>
          <table:table-cell table:style-name="ce2" office:value-type="string" calcext:value-type="string">
            <text:p>Its compression ratio and speed is intermediate. Decompression speed is slowest among the choices. <text:s/>The kernel size is about 10% smaller with bzip2, in comparison to gzip. Bzip2 uses a large amount of memory. For modern kernels you will need at least 8MB RAM or more for booting.</text:p>
          </table:table-cell>
          <table:table-cell table:number-columns-repeated="1022"/>
        </table:table-row>
        <table:table-row table:style-name="ro1">
          <table:table-cell office:value-type="string" calcext:value-type="string">
            <text:p>KERNEL_GZIP</text:p>
          </table:table-cell>
          <table:table-cell table:style-name="ce2" office:value-type="string" calcext:value-type="string">
            <text:p>The old and tried gzip compression. It provides a good balance between compression ratio and decompression speed.</text:p>
          </table:table-cell>
          <table:table-cell table:number-columns-repeated="1022"/>
        </table:table-row>
        <table:table-row table:style-name="ro1">
          <table:table-cell office:value-type="string" calcext:value-type="string">
            <text:p>KERNEL_LZ4</text:p>
          </table:table-cell>
          <table:table-cell table:style-name="ce2" office:value-type="string" calcext:value-type="string">
            <text:p>LZ4 is an LZ77-type compressor with a fixed, byte-oriented encoding. A preliminary version of LZ4 de/compression tool is available at &lt;https://code.google.com/p/lz4/&gt;. <text:s/>Its compression ratio is worse than LZO. The size of the kernel is about 8% bigger than LZO. But the decompression speed is faster than LZO.</text:p>
          </table:table-cell>
          <table:table-cell table:number-columns-repeated="1022"/>
        </table:table-row>
        <table:table-row table:style-name="ro1">
          <table:table-cell office:value-type="string" calcext:value-type="string">
            <text:p>KERNEL_LZMA</text:p>
          </table:table-cell>
          <table:table-cell table:style-name="ce2" office:value-type="string" calcext:value-type="string">
            <text:p>This compression algorithm's ratio is best. <text:s/>Decompression speed is between gzip and bzip2. <text:s/>Compression is slowest. The kernel size is about 33% smaller with LZMA in comparison to gzip.</text:p>
          </table:table-cell>
          <table:table-cell table:number-columns-repeated="1022"/>
        </table:table-row>
        <table:table-row table:style-name="ro1">
          <table:table-cell office:value-type="string" calcext:value-type="string">
            <text:p>KERNEL_LZO</text:p>
          </table:table-cell>
          <table:table-cell table:style-name="ce2" office:value-type="string" calcext:value-type="string">
            <text:p>Its compression ratio is the poorest among the choices. The kernel size is about 10% bigger than gzip. however its speed (both compression and decompression) is the fastest.</text:p>
          </table:table-cell>
          <table:table-cell table:number-columns-repeated="1022"/>
        </table:table-row>
        <table:table-row table:style-name="ro1">
          <table:table-cell office:value-type="string" calcext:value-type="string">
            <text:p>KERNEL_XZ</text:p>
          </table:table-cell>
          <table:table-cell table:style-name="ce2" office:value-type="string" calcext:value-type="string">
            <text:p>XZ uses the LZMA2 algorithm and instruction set specific BCJ filters which can improve compression ratio of executable code. The size of the kernel is about 30% smaller with XZ in comparison to gzip. On architectures for which there is a BCJ filter (i386, x86_64, ARM, IA-64, PowerPC, and SPARC), XZ will create a few percent smaller kernel than plain LZMA. <text:s/>The speed is about the same as with LZMA: The decompression speed of XZ is better than that of bzip2 but worse than gzip and LZO. Compression is slow.</text:p>
          </table:table-cell>
          <table:table-cell table:number-columns-repeated="1022"/>
        </table:table-row>
        <table:table-row table:style-name="ro1">
          <table:table-cell office:value-type="string" calcext:value-type="string">
            <text:p>LD_NO_RELAX</text:p>
          </table:table-cell>
          <table:table-cell table:style-name="ce6" office:value-type="string" calcext:value-type="string">
            <text:p>Enable this function to disable link-time optimizations. The default linker behavior is to combine identical literal values to reduce code size and remove unnecessary overhead from assembler-generated 'longcall' sequences. Enabling this option improves the link time but increases the code size, and possibly execution time.</text:p>
          </table:table-cell>
          <table:table-cell table:number-columns-repeated="1022"/>
        </table:table-row>
        <table:table-row table:style-name="ro1">
          <table:table-cell office:value-type="string" calcext:value-type="string">
            <text:p>LGUEST_GUEST</text:p>
          </table:table-cell>
          <table:table-cell table:style-name="ce6" office:value-type="string" calcext:value-type="string">
            <text:p>Lguest is a tiny in-kernel hypervisor. <text:s/>Selecting this will allow your kernel to boot under lguest. <text:s/>This option will increase your kernel size by about 10k. <text:s/>If in doubt, say N. <text:s/>If you say Y here, make sure you say Y (or M) to the virtio block and net drivers which lguest needs.</text:p>
          </table:table-cell>
          <table:table-cell table:number-columns-repeated="1022"/>
        </table:table-row>
        <table:table-row table:style-name="ro1">
          <table:table-cell office:value-type="string" calcext:value-type="string">
            <text:p>LIBIPW_DEBUG</text:p>
          </table:table-cell>
          <table:table-cell table:style-name="ce6" office:value-type="string" calcext:value-type="string">
            <text:p>This option will enable debug tracing output for the libipw component. <text:s/>This will result in the kernel module being ~70k larger. <text:s/>You can control which debug output is sent to the kernel log by setting the value in <text:s/>/proc/net/ieee80211/debug_level <text:s/>For example: <text:s/>% echo 0x00000FFO &gt; /proc/net/ieee80211/debug_level <text:s/>For a list of values you can assign to debug_level, you can look at the bit mask values in ieee80211.h <text:s/>If you are not trying to debug or develop the libipw component, you most likely want to say N here.</text:p>
          </table:table-cell>
          <table:table-cell table:number-columns-repeated="1022"/>
        </table:table-row>
        <table:table-row table:style-name="ro1">
          <table:table-cell office:value-type="string" calcext:value-type="string">
            <text:p>MAC80211_MESSAGE_TRACING</text:p>
          </table:table-cell>
          <table:table-cell table:style-name="ce2" office:value-type="string" calcext:value-type="string">
            <text:p>Select this option to have mac80211 register the mac80211_msg trace subsystem with tracepoints to collect all debugging messages, independent of printing them into the kernel log. <text:s/>The overhead in this option is that all the messages need to be present in the binary and formatted at runtime for tracing.</text:p>
          </table:table-cell>
          <table:table-cell table:number-columns-repeated="1022"/>
        </table:table-row>
        <table:table-row table:style-name="ro1">
          <table:table-cell office:value-type="string" calcext:value-type="string">
            <text:p>MAC80211_NOINLINE</text:p>
          </table:table-cell>
          <table:table-cell table:style-name="ce6" office:value-type="string" calcext:value-type="string">
            <text:p>This option affects code generation in mac80211, when selected some functions are marked "noinline" to allow easier debugging of problems in the transmit and receive paths. <text:s/>This option increases code size a bit and inserts a lot of function calls in the code, but is otherwise safe to enable. <text:s/>If unsure, say N unless you expect to be finding problems in mac80211.</text:p>
          </table:table-cell>
          <table:table-cell table:number-columns-repeated="1022"/>
        </table:table-row>
        <table:table-row table:style-name="ro1">
          <table:table-cell office:value-type="string" calcext:value-type="string">
            <text:p>MAX_PHYSMEM_BITS</text:p>
          </table:table-cell>
          <table:table-cell table:style-name="ce6" office:value-type="string" calcext:value-type="string">
            <text:p>This option specifies the maximum supported size of physical memory in bits. Supported is any size between 2^42 (4TB) and 2^53 (8PB). Increasing the number of bits also increases the kernel image size. By default 46 bits (64TB) are supported.</text:p>
          </table:table-cell>
          <table:table-cell table:number-columns-repeated="1022"/>
        </table:table-row>
        <table:table-row table:style-name="ro1">
          <table:table-cell office:value-type="string" calcext:value-type="string">
            <text:p>MEDIA_SUBDRV_AUTOSELECT</text:p>
          </table:table-cell>
          <table:table-cell table:style-name="ce2" office:value-type="string" calcext:value-type="string">
            <text:p>By default, a media driver auto-selects all possible ancillary devices such as tuners, sensors, video encoders/decoders and frontends, that are used by any of the supported devices. <text:s/>This is generally the right thing to do, except when there are strict constraints with regards to the kernel size, like on embedded systems. <text:s/>Use this option with care, as deselecting ancillary drivers which are, in fact, necessary will result in the lack of the needed functionality for your device (it may not tune or may not have the needed demodulators). <text:s/>If unsure say Y.</text:p>
          </table:table-cell>
          <table:table-cell table:number-columns-repeated="1022"/>
        </table:table-row>
        <table:table-row table:style-name="ro1">
          <table:table-cell office:value-type="string" calcext:value-type="string">
            <text:p>MINIX_FS</text:p>
          </table:table-cell>
          <table:table-cell table:style-name="ce6" office:value-type="string" calcext:value-type="string">
            <text:p>Minix is a simple operating system used in many classes about OS's. The minix file system (method to organize files on a hard disk partition or a floppy disk) was the original file system for Linux, but has been superseded by the second extended file system ext2fs. You don't want to use the minix file system on your hard disk because of certain built-in restrictions, but it is sometimes found on older Linux floppy disks. <text:s/>This option will enlarge your kernel by about 28 KB. If unsure, say N. <text:s/>To compile this file system support as a module, choose M here: the module will be called minix. <text:s/>Note that the file system of your root partition (the one containing the directory /) cannot be compiled as a module.</text:p>
          </table:table-cell>
          <table:table-cell table:number-columns-repeated="1022"/>
        </table:table-row>
        <table:table-row table:style-name="ro1">
          <table:table-cell office:value-type="string" calcext:value-type="string">
            <text:p>MIPS_O32_FP64_SUPPORT</text:p>
          </table:table-cell>
          <table:table-cell table:style-name="ce6" office:value-type="string" calcext:value-type="string">
            <text:p>When this is enabled, the kernel will support use of 64-bit floating point registers with binaries using the O32 ABI along with the EF_MIPS_FP64 ELF header flag (typically built with -mfp64). On 32-bit MIPS systems this support is at the cost of increasing the size and complexity of the compiled FPU emulator. Thus if you are running a MIPS32 system and know that none of your userland binaries will require 64-bit floating point, you may wish to reduce the size of your kernel &amp; potentially improve FP emulation performance by saying N here. <text:s/>Although binutils currently supports use of this flag the details concerning its effect upon the O32 ABI in userland are still being worked on. In order to avoid userland becoming dependant upon current behaviour before the details have been finalised, this option should be considered experimental and only enabled by those working upon said details. <text:s/>If unsure, say N.</text:p>
          </table:table-cell>
          <table:table-cell table:number-columns-repeated="1022"/>
        </table:table-row>
        <table:table-row table:style-name="ro1">
          <table:table-cell office:value-type="string" calcext:value-type="string">
            <text:p>MLONGCALLS</text:p>
          </table:table-cell>
          <table:table-cell table:style-name="ce2" office:value-type="string" calcext:value-type="string">
            <text:p>If you configure the kernel to include many drivers built-in instead as modules, the kernel executable may become too big, so that the linker will not be able to resolve some long branches and fails to link your vmlinux kernel. In that case enabling this option will help you to overcome this limit by using the -mlong-calls compiler option. <text:s/>Usually you want to say N here, unless you e.g. want to build a kernel which includes all necessary drivers built-in and which can be used for TFTP booting without the need to have an initrd ramdisk. <text:s/>Enabling this option will probably slow down your kernel.</text:p>
          </table:table-cell>
          <table:table-cell table:number-columns-repeated="1022"/>
        </table:table-row>
        <table:table-row table:style-name="ro1">
          <table:table-cell office:value-type="string" calcext:value-type="string">
            <text:p>MODULE_COMPRESS</text:p>
          </table:table-cell>
          <table:table-cell table:style-name="ce2" office:value-type="string" calcext:value-type="string">
            <text:p>Compresses kernel modules when 'make modules_install' is run. gzip or xz depending on Compression algorithm below. <text:s/>module-init-tools MAY support gzip, and kmod MAY support gzip and xz. <text:s/>Out-of-tree kernel modules installed using Kbuild will also be compressed upon installation. <text:s/>Note: for modules inside an initrd or initramfs, it's more efficient to compress the whole initrd or initramfs instead. <text:s/>Note: This is fully compatible with signed modules. <text:s/>If in doubt, say N.</text:p>
          </table:table-cell>
          <table:table-cell table:number-columns-repeated="1022"/>
        </table:table-row>
        <table:table-row table:style-name="ro1">
          <table:table-cell office:value-type="string" calcext:value-type="string">
            <text:p>MODULE_SIG</text:p>
          </table:table-cell>
          <table:table-cell table:style-name="ce6" office:value-type="string" calcext:value-type="string">
            <text:p>Check modules for valid signatures upon load: the signature is simply appended to the module. For more information see Documentation/module-signing.txt. <text:s/>Note that this option adds the OpenSSL development packages as a kernel build dependency so that the signing tool can use its crypto library. <text:s/>!!!WARNING!!! <text:s/>If you enable this option, you MUST make sure that the module DOES NOT get stripped after being signed. <text:s/>This includes the debuginfo strip done by some packagers (such as rpmbuild) and inclusion into an initramfs that wants the module size reduced.</text:p>
          </table:table-cell>
          <table:table-cell table:number-columns-repeated="1022"/>
        </table:table-row>
        <table:table-row table:style-name="ro1">
          <table:table-cell office:value-type="string" calcext:value-type="string">
            <text:p>MODULE_UNLOAD</text:p>
          </table:table-cell>
          <table:table-cell table:style-name="ce2" office:value-type="string" calcext:value-type="string">
            <text:p>Without this option you will not be able to unload any modules (note that some modules may not be unloadable anyway), which makes your kernel smaller, faster and simpler. <text:s/>If unsure, say Y.</text:p>
          </table:table-cell>
          <table:table-cell table:number-columns-repeated="1022"/>
        </table:table-row>
        <table:table-row table:style-name="ro1">
          <table:table-cell office:value-type="string" calcext:value-type="string">
            <text:p>MSDOS_FS</text:p>
          </table:table-cell>
          <table:table-cell table:style-name="ce6" office:value-type="string" calcext:value-type="string">
            <text:p>This allows you to mount MSDOS partitions of your hard drive (unless they are compressed</text:p>
          </table:table-cell>
          <table:table-cell table:number-columns-repeated="1022"/>
        </table:table-row>
        <table:table-row table:style-name="ro1">
          <table:table-cell office:value-type="string" calcext:value-type="string">
            <text:p>MTD_CFI_ADV_OPTIONS</text:p>
          </table:table-cell>
          <table:table-cell table:style-name="ce6" office:value-type="string" calcext:value-type="string">
            <text:p>If you need to specify a specific endianness for access to flash chips, or if you wish to reduce the size of the kernel by including support for only specific arrangements of flash chips, say 'Y'. This option does not directly affect the code, but will enable other configuration options which allow you to do so. <text:s/>If unsure, say 'N'.</text:p>
          </table:table-cell>
          <table:table-cell table:number-columns-repeated="1022"/>
        </table:table-row>
        <table:table-row table:style-name="ro1">
          <table:table-cell office:value-type="string" calcext:value-type="string">
            <text:p>MTD_CFI_GEOMETRY</text:p>
          </table:table-cell>
          <table:table-cell table:style-name="ce6" office:value-type="string" calcext:value-type="string">
            <text:p>This option does not affect the code directly, but will enable some other configuration options which would allow you to reduce the size of the kernel by including support for only certain arrangements of CFI chips. If unsure, say 'N' and all options which are supported by the current code will be enabled.</text:p>
          </table:table-cell>
          <table:table-cell table:number-columns-repeated="1022"/>
        </table:table-row>
        <table:table-row table:style-name="ro1">
          <table:table-cell office:value-type="string" calcext:value-type="string">
            <text:p>NOMMU_INITIAL_TRIM_EXCESS</text:p>
          </table:table-cell>
          <table:table-cell table:style-name="ce6" office:value-type="string" calcext:value-type="string">
            <text:p>The NOMMU mmap() frequently needs to allocate large contiguous chunks of memory on which to store mappings, but it can only ask the system allocator for chunks in 2^N*PAGE_SIZE amounts - which is frequently more than it requires. <text:s/>To deal with this, mmap() is able to trim off the excess and return it to the allocator. <text:s/>If trimming is enabled, the excess is trimmed off and returned to the system allocator, which can cause extra fragmentation, particularly if there are a lot of transient processes. <text:s/>If trimming is disabled, the excess is kept, but not used, which for long-term mappings means that the space is wasted. <text:s/>Trimming can be dynamically controlled through a sysctl option (/proc/sys/vm/nr_trim_pages) which specifies the minimum number of excess pages there must be before trimming should occur, or zero if no trimming is to occur. <text:s/>This option specifies the initial value of this option. <text:s/>The default of 1 says that all excess pages should be trimmed. <text:s/>See Documentation/nommu-mmap.txt for more information.</text:p>
          </table:table-cell>
          <table:table-cell table:number-columns-repeated="1022"/>
        </table:table-row>
        <table:table-row table:style-name="ro1">
          <table:table-cell office:value-type="string" calcext:value-type="string">
            <text:p>OABI_COMPAT</text:p>
          </table:table-cell>
          <table:table-cell table:style-name="ce6" office:value-type="string" calcext:value-type="string">
            <text:p>This option preserves the old syscall interface along with the new (ARM EABI) one. It also provides a compatibility layer to intercept syscalls that have structure arguments which layout in memory differs between the legacy ABI and the new ARM EABI (only for non "thumb" binaries). This option adds a tiny overhead to all syscalls and produces a slightly larger kernel. <text:s/>The seccomp filter system will not be available when this is selected, since there is no way yet to sensibly distinguish between calling conventions during filtering. <text:s/>If you know you'll be using only pure EABI user space then you can say N here. If this option is not selected and you attempt to execute a legacy ABI binary then the result will be UNPREDICTABLE (in fact it can be predicted that it won't work at all). If in doubt say N.</text:p>
          </table:table-cell>
          <table:table-cell table:number-columns-repeated="1022"/>
        </table:table-row>
        <table:table-row table:style-name="ro1">
          <table:table-cell office:value-type="string" calcext:value-type="string">
            <text:p>OCFS2_DEBUG_MASKLOG</text:p>
          </table:table-cell>
          <table:table-cell table:style-name="ce6" office:value-type="string" calcext:value-type="string">
            <text:p>The ocfs2 filesystem has an extensive logging system. <text:s/>The system allows selection of events to log via files in /sys/o2cb/logmask/. This option will enlarge your kernel, but it allows debugging of ocfs2 filesystem issues.</text:p>
          </table:table-cell>
          <table:table-cell table:number-columns-repeated="1022"/>
        </table:table-row>
        <table:table-row table:style-name="ro1">
          <table:table-cell office:value-type="string" calcext:value-type="string">
            <text:p>OMAP_REMOTEPROC</text:p>
          </table:table-cell>
          <table:table-cell table:style-name="ce2" office:value-type="string" calcext:value-type="string">
            <text:p>Say y here to support OMAP's remote processors (dual M3 and DSP on OMAP4) via the remote processor framework. <text:s/>Currently only supported on OMAP4. <text:s/>Usually you want to say Y here, in order to enable multimedia use-cases to run on your platform (multimedia codecs are offloaded to remote DSP processors using this framework). <text:s/>It's safe to say N here if you're not interested in multimedia offloading or just want a bare minimum kernel.</text:p>
          </table:table-cell>
          <table:table-cell table:number-columns-repeated="1022"/>
        </table:table-row>
        <table:table-row table:style-name="ro1">
          <table:table-cell office:value-type="string" calcext:value-type="string">
            <text:p>OPENVSWITCH_GENEVE</text:p>
          </table:table-cell>
          <table:table-cell table:style-name="ce6" office:value-type="string" calcext:value-type="string">
            <text:p>If you say Y here, then the Open vSwitch will be able create geneve vport. <text:s/>Say N to exclude this support and reduce the binary size.</text:p>
          </table:table-cell>
          <table:table-cell table:number-columns-repeated="1022"/>
        </table:table-row>
        <table:table-row table:style-name="ro1">
          <table:table-cell office:value-type="string" calcext:value-type="string">
            <text:p>OPENVSWITCH_GRE</text:p>
          </table:table-cell>
          <table:table-cell table:style-name="ce6" office:value-type="string" calcext:value-type="string">
            <text:p>If you say Y here, then the Open vSwitch will be able create GRE vport. <text:s/>Say N to exclude this support and reduce the binary size. <text:s/>If unsure, say Y.</text:p>
          </table:table-cell>
          <table:table-cell table:number-columns-repeated="1022"/>
        </table:table-row>
        <table:table-row table:style-name="ro1">
          <table:table-cell office:value-type="string" calcext:value-type="string">
            <text:p>OPENVSWITCH_VXLAN</text:p>
          </table:table-cell>
          <table:table-cell table:style-name="ce6" office:value-type="string" calcext:value-type="string">
            <text:p>If you say Y here, then the Open vSwitch will be able create vxlan vport. <text:s/>Say N to exclude this support and reduce the binary size. <text:s/>If unsure, say Y.</text:p>
          </table:table-cell>
          <table:table-cell table:number-columns-repeated="1022"/>
        </table:table-row>
        <table:table-row table:style-name="ro1">
          <table:table-cell office:value-type="string" calcext:value-type="string">
            <text:p>OPTIMIZE_INLINING</text:p>
          </table:table-cell>
          <table:table-cell table:style-name="ce2" office:value-type="string" calcext:value-type="string">
            <text:p>This option determines if the kernel forces gcc to inline the functions developers have marked 'inline'. Doing so takes away freedom from gcc to do what it thinks is best, which is desirable for the gcc 3.x series of compilers. The gcc 4.x series have a rewritten inlining algorithm and enabling this option will generate a smaller kernel there. Hopefully this algorithm is so good that allowing gcc 4.x and above to make the decision will become the default in the future. Until then this option is there to test gcc for this. <text:s/>If unsure, say N.</text:p>
          </table:table-cell>
          <table:table-cell table:number-columns-repeated="1022"/>
        </table:table-row>
        <table:table-row table:style-name="ro1">
          <table:table-cell office:value-type="string" calcext:value-type="string">
            <text:p>PLIP</text:p>
          </table:table-cell>
          <table:table-cell table:style-name="ce6" office:value-type="string" calcext:value-type="string">
            <text:p>PLIP (Parallel Line Internet Protocol) is used to create a reasonably fast mini network consisting of two (or, rarely, more) local machines. <text:s/>A PLIP link from a Linux box is a popular means to install a Linux distribution on a machine which doesn't have a CD-ROM drive (a minimal system has to be transferred with floppies first). The kernels on both machines need to have this PLIP option enabled for this to work. <text:s/>The PLIP driver has two modes, mode 0 and mode 1. <text:s/>The parallel ports (the connectors at the computers with 25 holes) are connected with "null printer" or "Turbo Laplink" cables which can transmit 4 bits at a time (mode 0) or with special PLIP cables, to be used on bidirectional parallel ports only, which can transmit 8 bits at a time (mode 1)</text:p>
          </table:table-cell>
          <table:table-cell table:number-columns-repeated="1022"/>
        </table:table-row>
        <table:table-row table:style-name="ro1">
          <table:table-cell office:value-type="string" calcext:value-type="string">
            <text:p>PNP_DEBUG_MESSAGES</text:p>
          </table:table-cell>
          <table:table-cell table:style-name="ce2" office:value-type="string" calcext:value-type="string">
            <text:p>Say Y here if you want the PNP layer to be able to produce debugging messages if needed. <text:s/>The messages can be enabled at boot-time with the pnp.debug kernel parameter. <text:s/>This option allows you to save a bit of space if you do not want the messages to even be built into the kernel. <text:s/>If you have any doubts about this, say Y here.</text:p>
          </table:table-cell>
          <table:table-cell table:number-columns-repeated="1022"/>
        </table:table-row>
        <table:table-row table:style-name="ro1">
          <table:table-cell office:value-type="string" calcext:value-type="string">
            <text:p>POSIX_TIMERS</text:p>
          </table:table-cell>
          <table:table-cell table:style-name="ce6" office:value-type="string" calcext:value-type="string">
            <text:p>This includes native support for POSIX timers to the kernel. Some embedded systems have no use for them and therefore they can be configured out to reduce the size of the kernel image. <text:s/>When this option is disabled, the following syscalls won't be available: timer_create, timer_gettime: timer_getoverrun, timer_settime, timer_delete, clock_adjtime, getitimer, setitimer, alarm. Furthermore, the clock_settime, clock_gettime, clock_getres and clock_nanosleep syscalls will be limited to CLOCK_REALTIME, CLOCK_MONOTONIC and CLOCK_BOOTTIME only. <text:s/>If unsure say y.</text:p>
          </table:table-cell>
          <table:table-cell table:number-columns-repeated="1022"/>
        </table:table-row>
        <table:table-row table:style-name="ro1">
          <table:table-cell office:value-type="string" calcext:value-type="string">
            <text:p>PPP</text:p>
          </table:table-cell>
          <table:table-cell table:style-name="ce6" office:value-type="string" calcext:value-type="string">
            <text:p>PPP (Point to Point Protocol) is a newer and better SLIP. <text:s/>It serves the same purpose: sending Internet traffic over telephone (and other serial) lines. <text:s/>Ask your access provider if they support it, because otherwise you can't use it</text:p>
          </table:table-cell>
          <table:table-cell table:number-columns-repeated="1022"/>
        </table:table-row>
        <table:table-row table:style-name="ro1">
          <table:table-cell office:value-type="string" calcext:value-type="string">
            <text:p>PREEMPT_TRACER</text:p>
          </table:table-cell>
          <table:table-cell table:style-name="ce6" office:value-type="string" calcext:value-type="string">
            <text:p>This option measures the time spent in preemption-off critical sections, with microsecond accuracy. <text:s/>The default measurement method is a maximum search, which is disabled by default and can be runtime (re-)started via: <text:s text:c="5"/>echo 0 &gt; /sys/kernel/debug/tracing/tracing_max_latency <text:s/>(Note that kernel size and overhead increase with this option enabled. This option and the irqs-off timing option can be used together or separately.)</text:p>
          </table:table-cell>
          <table:table-cell table:number-columns-repeated="1022"/>
        </table:table-row>
        <table:table-row table:style-name="ro1">
          <table:table-cell office:value-type="string" calcext:value-type="string">
            <text:p>PROC_FS</text:p>
          </table:table-cell>
          <table:table-cell table:style-name="ce6" office:value-type="string" calcext:value-type="string">
            <text:p>This is a virtual file system providing information about the status of the system. "Virtual" means that it doesn't take up any space on your hard disk: the files are created on the fly by the kernel when you try to access them. Also, you cannot read the files with older version of the program less: you need to use more or cat. <text:s/>It's totally cool</text:p>
          </table:table-cell>
          <table:table-cell table:number-columns-repeated="1022"/>
        </table:table-row>
        <table:table-row table:style-name="ro1">
          <table:table-cell office:value-type="string" calcext:value-type="string">
            <text:p>PROC_PAGE_MONITOR</text:p>
          </table:table-cell>
          <table:table-cell table:style-name="ce6" office:value-type="string" calcext:value-type="string">
            <text:p>Various /proc files exist to monitor process memory utilization: /proc/pid/smaps, /proc/pid/clear_refs, /proc/pid/pagemap, /proc/kpagecount, and /proc/kpageflags. Disabling these interfaces will reduce the size of the kernel by approximately 4kb.</text:p>
          </table:table-cell>
          <table:table-cell table:number-columns-repeated="1022"/>
        </table:table-row>
        <table:table-row table:style-name="ro1">
          <table:table-cell office:value-type="string" calcext:value-type="string">
            <text:p>PROC_SYSCTL</text:p>
          </table:table-cell>
          <table:table-cell table:style-name="ce6" office:value-type="string" calcext:value-type="string">
            <text:p>The sysctl interface provides a means of dynamically changing certain kernel parameters and variables on the fly without requiring a recompile of the kernel or reboot of the system. <text:s/>The primary interface is through /proc/sys. <text:s/>If you say Y here a tree of modifiable sysctl entries will be generated beneath the /proc/sys directory. They are explained in the files in &lt;file:Documentation/sysctl/&gt;. <text:s/>Note that enabling this option will enlarge the kernel by at least 8 KB. <text:s/>As it is generally a good thing, you should say Y here unless building a kernel for install/rescue disks or your system is very limited in memory.</text:p>
          </table:table-cell>
          <table:table-cell table:number-columns-repeated="1022"/>
        </table:table-row>
        <table:table-row table:style-name="ro1">
          <table:table-cell office:value-type="string" calcext:value-type="string">
            <text:p>PS3_REPOSITORY_WRITE</text:p>
          </table:table-cell>
          <table:table-cell table:style-name="ce2" office:value-type="string" calcext:value-type="string">
            <text:p>Enables support for writing to the PS3 System Repository. <text:s/>This support is intended for bootloaders that need to store data in the repository for later boot stages. <text:s/>If in doubt, say N here and reduce the size of the kernel by a small amount.</text:p>
          </table:table-cell>
          <table:table-cell table:number-columns-repeated="1022"/>
        </table:table-row>
        <table:table-row table:style-name="ro1">
          <table:table-cell office:value-type="string" calcext:value-type="string">
            <text:p>READABLE_ASM</text:p>
          </table:table-cell>
          <table:table-cell table:style-name="ce2" office:value-type="string" calcext:value-type="string">
            <text:p>Disable some compiler optimizations that tend to generate human unreadable assembler output. This may make the kernel slightly slower, but it helps to keep kernel developers who have to stare a lot at assembler listings sane.</text:p>
          </table:table-cell>
          <table:table-cell table:number-columns-repeated="1022"/>
        </table:table-row>
        <table:table-row table:style-name="ro1">
          <table:table-cell office:value-type="string" calcext:value-type="string">
            <text:p>REISERFS_PROC_INFO</text:p>
          </table:table-cell>
          <table:table-cell table:style-name="ce6" office:value-type="string" calcext:value-type="string">
            <text:p>Create under /proc/fs/reiserfs a hierarchy of files, displaying various ReiserFS statistics and internal data at the expense of making your kernel or module slightly larger (+8 KB). This also increases the amount of kernel memory required for each mount. Almost everyone but ReiserFS developers and people fine-tuning reiserfs or tracing problems should say N.</text:p>
          </table:table-cell>
          <table:table-cell table:number-columns-repeated="1022"/>
        </table:table-row>
        <table:table-row table:style-name="ro1">
          <table:table-cell office:value-type="string" calcext:value-type="string">
            <text:p>RELOCATION_TABLE_SIZE</text:p>
          </table:table-cell>
          <table:table-cell table:style-name="ce2" office:value-type="string" calcext:value-type="string">
            <text:p>A table of relocation data will be appended to the kernel binary and parsed at boot to fix up the relocated kernel. <text:s/>This option allows the amount of space reserved for the table to be adjusted, although the default of 1Mb should be ok in most cases. <text:s/>The build will fail and a valid size suggested if this is too small. <text:s/>If unsure, leave at the default value.</text:p>
          </table:table-cell>
          <table:table-cell table:number-columns-repeated="1022"/>
        </table:table-row>
        <table:table-row table:style-name="ro1">
          <table:table-cell office:value-type="string" calcext:value-type="string">
            <text:p>S3C24XX_PLL</text:p>
          </table:table-cell>
          <table:table-cell table:style-name="ce6" office:value-type="string" calcext:value-type="string">
            <text:p>Compile in support for changing the PLL frequency from the S3C24XX series CPUfreq driver. The PLL takes time to settle after a frequency change, so by default it is not enabled. <text:s/>This also means that the PLL tables for the selected CPU(s) will be built which may increase the size of the kernel image.</text:p>
          </table:table-cell>
          <table:table-cell table:number-columns-repeated="1022"/>
        </table:table-row>
        <table:table-row table:style-name="ro1">
          <table:table-cell office:value-type="string" calcext:value-type="string">
            <text:p>SCSI_CONSTANTS</text:p>
          </table:table-cell>
          <table:table-cell table:style-name="ce6" office:value-type="string" calcext:value-type="string">
            <text:p>The error messages regarding your SCSI hardware will be easier to understand if you say Y here</text:p>
          </table:table-cell>
          <table:table-cell table:number-columns-repeated="1022"/>
        </table:table-row>
        <table:table-row table:style-name="ro1">
          <table:table-cell office:value-type="string" calcext:value-type="string">
            <text:p>SCSI_LOGGING</text:p>
          </table:table-cell>
          <table:table-cell table:style-name="ce6" office:value-type="string" calcext:value-type="string">
            <text:p>This turns on a logging facility that can be used to debug a number of SCSI related problems. <text:s/>If you say Y here, no logging output will appear by default, but you can enable logging by saying Y to "/proc file system support" and "Sysctl support" below and executing the command <text:s/>echo &lt;bitmask&gt; &gt; /proc/sys/dev/scsi/logging_level <text:s/>where &lt;bitmask&gt; is a four byte value representing the logging type and logging level for each type of logging selected. <text:s/>There are a number of logging types and you can find them in the source at &lt;file:drivers/scsi/scsi_logging.h&gt;. The logging levels are also described in that file and they determine the verbosity of the logging for each logging type. <text:s/>If you say N here, it may be harder to track down some types of SCSI problems. If you say Y here your kernel will be somewhat larger, but there should be no noticeable performance impact as long as you have logging turned off.</text:p>
          </table:table-cell>
          <table:table-cell table:number-columns-repeated="1022"/>
        </table:table-row>
        <table:table-row table:style-name="ro1">
          <table:table-cell office:value-type="string" calcext:value-type="string">
            <text:p>SINGLE_MEMORY_CHUNK</text:p>
          </table:table-cell>
          <table:table-cell table:style-name="ce6" office:value-type="string" calcext:value-type="string">
            <text:p>Ignore all but the first contiguous chunk of physical memory for VM purposes. <text:s/>This will save a few bytes kernel size and may speed up some operations. <text:s/>Say N if not sure.</text:p>
          </table:table-cell>
          <table:table-cell table:number-columns-repeated="1022"/>
        </table:table-row>
        <table:table-row table:style-name="ro1">
          <table:table-cell office:value-type="string" calcext:value-type="string">
            <text:p>SHARED_KERNEL</text:p>
          </table:table-cell>
          <table:table-cell table:style-name="ce6" office:value-type="string" calcext:value-type="string">
            <text:p>Select this option, if you want to share the text segment of the Linux kernel between different VM guests. This reduces memory usage with lots of guests but greatly increases kernel size. Also if a kernel was IPL'ed from a shared segment the kexec system call will not work. You should only select this option if you know what you are doing and want to exploit this feature.</text:p>
          </table:table-cell>
          <table:table-cell table:number-columns-repeated="1022"/>
        </table:table-row>
        <table:table-row table:style-name="ro1">
          <table:table-cell office:value-type="string" calcext:value-type="string">
            <text:p>SH_CPU_FREQ</text:p>
          </table:table-cell>
          <table:table-cell table:style-name="ce6" office:value-type="string" calcext:value-type="string">
            <text:p>This adds the cpufreq driver for SuperH. Any CPU that supports clock rate rounding through the clock framework can use this driver. While it will make the kernel slightly larger, this is harmless for CPUs that don't support rate rounding. The driver will also generate a notice in the boot log before disabling itself if the CPU in question is not capable of rate rounding. <text:s/>For details, take a look at &lt;file:Documentation/cpu-freq&gt;. <text:s/>If unsure, say N.</text:p>
          </table:table-cell>
          <table:table-cell table:number-columns-repeated="1022"/>
        </table:table-row>
        <table:table-row table:style-name="ro1">
          <table:table-cell office:value-type="string" calcext:value-type="string">
            <text:p>SLIP</text:p>
          </table:table-cell>
          <table:table-cell table:style-name="ce6" office:value-type="string" calcext:value-type="string">
            <text:p>Say Y if you intend to use SLIP or CSLIP (compressed SLIP) to connect to your Internet service provider or to connect to some other local Unix box or if you want to configure your Linux box as a Slip/CSlip server for other people to dial in. SLIP (Serial Line Internet Protocol) is a protocol used to send Internet traffic over serial connections such as telephone lines or null modem cables</text:p>
          </table:table-cell>
          <table:table-cell table:number-columns-repeated="1022"/>
        </table:table-row>
        <table:table-row table:style-name="ro1">
          <table:table-cell office:value-type="string" calcext:value-type="string">
            <text:p>SLOB</text:p>
          </table:table-cell>
          <table:table-cell table:style-name="ce2" office:value-type="string" calcext:value-type="string">
            <text:p>SLOB replaces the stock allocator with a drastically simpler allocator. SLOB is generally more space efficient but does not perform as well on large systems.</text:p>
          </table:table-cell>
          <table:table-cell table:number-columns-repeated="1022"/>
        </table:table-row>
        <table:table-row table:style-name="ro1">
          <table:table-cell office:value-type="string" calcext:value-type="string">
            <text:p>SLUB_DEBUG</text:p>
          </table:table-cell>
          <table:table-cell table:style-name="ce6" office:value-type="string" calcext:value-type="string">
            <text:p>SLUB has extensive debug support features. Disabling these can result in significant savings in code size. This also disables SLUB sysfs support. /sys/slab will not exist and there will be no support for cache validation etc.</text:p>
          </table:table-cell>
          <table:table-cell table:number-columns-repeated="1022"/>
        </table:table-row>
        <table:table-row table:style-name="ro1">
          <table:table-cell office:value-type="string" calcext:value-type="string">
            <text:p>SMP_ON_UP</text:p>
          </table:table-cell>
          <table:table-cell table:style-name="ce2" office:value-type="string" calcext:value-type="string">
            <text:p>SMP kernels contain instructions which fail on non-SMP processors. Enabling this option allows the kernel to modify itself to make these instructions safe. <text:s/>Disabling it allows about 1K of space savings. <text:s/>If you don't know what to do here, say Y.</text:p>
          </table:table-cell>
          <table:table-cell table:number-columns-repeated="1022"/>
        </table:table-row>
        <table:table-row table:style-name="ro1">
          <table:table-cell office:value-type="string" calcext:value-type="string">
            <text:p>SND_PROC_FS</text:p>
          </table:table-cell>
          <table:table-cell table:style-name="ce6" office:value-type="string" calcext:value-type="string">
            <text:p>Say 'N' to disable Sound proc FS, which may reduce code size about 9KB on x86_64 platform. If unsure say Y.</text:p>
          </table:table-cell>
          <table:table-cell table:number-columns-repeated="1022"/>
        </table:table-row>
        <table:table-row table:style-name="ro1">
          <table:table-cell office:value-type="string" calcext:value-type="string">
            <text:p>SND_VERBOSE_PROCFS</text:p>
          </table:table-cell>
          <table:table-cell table:style-name="ce6" office:value-type="string" calcext:value-type="string">
            <text:p>Say Y here to include code for verbose procfs contents (provides useful information to developers when a problem occurs). <text:s/>On the other side, it makes the ALSA subsystem larger.</text:p>
          </table:table-cell>
          <table:table-cell table:number-columns-repeated="1022"/>
        </table:table-row>
        <table:table-row table:style-name="ro1">
          <table:table-cell office:value-type="string" calcext:value-type="string">
            <text:p>SSB_SILENT</text:p>
          </table:table-cell>
          <table:table-cell table:style-name="ce6" office:value-type="string" calcext:value-type="string">
            <text:p>This option turns off all Sonics Silicon Backplane printks. Note that you won't be able to identify problems, once messages are turned off. This might only be desired for production kernels on embedded devices to reduce the kernel size. <text:s/>Say N</text:p>
          </table:table-cell>
          <table:table-cell table:number-columns-repeated="1022"/>
        </table:table-row>
        <table:table-row table:style-name="ro1">
          <table:table-cell office:value-type="string" calcext:value-type="string">
            <text:p>SUNRPC_DEBUG</text:p>
          </table:table-cell>
          <table:table-cell table:style-name="ce6" office:value-type="string" calcext:value-type="string">
            <text:p>This option enables a sysctl-based debugging interface that is be used by the 'rpcdebug' utility to turn on or off logging of different aspects of the kernel RPC activity. <text:s/>Disabling this option will make your kernel slightly smaller, but makes troubleshooting NFS issues significantly harder. <text:s/>If unsure, say Y.</text:p>
          </table:table-cell>
          <table:table-cell table:number-columns-repeated="1022"/>
        </table:table-row>
        <table:table-row table:style-name="ro1">
          <table:table-cell office:value-type="string" calcext:value-type="string">
            <text:p>SYSCTL_SYSCALL</text:p>
          </table:table-cell>
          <table:table-cell table:style-name="ce2" office:value-type="string" calcext:value-type="string">
            <text:p>sys_sysctl uses binary paths that have been found challenging to properly maintain and use. <text:s/>The interface in /proc/sys using paths with ascii names is now the primary path to this information. <text:s/>Almost nothing using the binary sysctl interface so if you are trying to save some space it is probably safe to disable this, making your kernel marginally smaller. <text:s/>If unsure say N here.</text:p>
          </table:table-cell>
          <table:table-cell table:number-columns-repeated="1022"/>
        </table:table-row>
        <table:table-row table:style-name="ro1">
          <table:table-cell office:value-type="string" calcext:value-type="string">
            <text:p>SYSFS</text:p>
          </table:table-cell>
          <table:table-cell table:style-name="ce2" office:value-type="string" calcext:value-type="string">
            <text:p>The sysfs filesystem is a virtual filesystem that the kernel uses to export internal kernel objects, their attributes, and their relationships to one another. <text:s/>Users can use sysfs to ascertain useful information about the running kernel, such as the devices the kernel has discovered on each bus and which driver each is bound to. sysfs can also be used to tune devices and other kernel subsystems. <text:s/>Some system agents rely on the information in sysfs to operate. /sbin/hotplug uses device and object attributes in sysfs to assist in delegating policy decisions, like persistently naming devices. <text:s/>sysfs is currently used by the block subsystem to mount the root partition. <text:s/>If sysfs is disabled you must specify the boot device on the kernel boot command line via its major and minor numbers. <text:s/>For example, root=03:01 for /dev/hda1. <text:s/>Designers of embedded systems may wish to say N here to conserve space.</text:p>
          </table:table-cell>
          <table:table-cell table:number-columns-repeated="1022"/>
        </table:table-row>
        <table:table-row table:style-name="ro1">
          <table:table-cell office:value-type="string" calcext:value-type="string">
            <text:p>SYSTEM_EXTRA_CERTIFICATE</text:p>
          </table:table-cell>
          <table:table-cell table:style-name="ce2" office:value-type="string" calcext:value-type="string">
            <text:p>If set, space for an extra certificate will be reserved in the kernel image. This allows introducing a trusted certificate to the default system keyring without recompiling the kernel.</text:p>
          </table:table-cell>
          <table:table-cell table:number-columns-repeated="1022"/>
        </table:table-row>
        <table:table-row table:style-name="ro1">
          <table:table-cell office:value-type="string" calcext:value-type="string">
            <text:p>SYSV_FS</text:p>
          </table:table-cell>
          <table:table-cell table:style-name="ce6" office:value-type="string" calcext:value-type="string">
            <text:p>SCO, Xenix and Coherent are commercial Unix systems for Intel machines, and Version 7 was used on the DEC PDP-11. Saying Y here would allow you to read from their floppies and hard disk partitions. <text:s/>If you have floppies or hard disk partitions like that, it is likely that they contain binaries from those other Unix systems</text:p>
          </table:table-cell>
          <table:table-cell table:number-columns-repeated="1022"/>
        </table:table-row>
        <table:table-row table:style-name="ro1">
          <table:table-cell office:value-type="string" calcext:value-type="string">
            <text:p>THINKPAD_ACPI_DEBUG</text:p>
          </table:table-cell>
          <table:table-cell table:style-name="ce6" office:value-type="string" calcext:value-type="string">
            <text:p>Enables extra debugging information, at the expense of a slightly increase in driver size. <text:s/>If you are not sure, say N here.</text:p>
          </table:table-cell>
          <table:table-cell table:number-columns-repeated="1022"/>
        </table:table-row>
        <table:table-row table:style-name="ro1">
          <table:table-cell office:value-type="string" calcext:value-type="string">
            <text:p>TRIM_UNUSED_KSYMS</text:p>
          </table:table-cell>
          <table:table-cell table:style-name="ce2" office:value-type="string" calcext:value-type="string">
            <text:p>The kernel and some modules make many symbols available for other modules to use via EXPORT_SYMBOL() and variants. Depending on the set of modules being selected in your kernel configuration, many of those exported symbols might never be used. <text:s/>This option allows for unused exported symbols to be dropped from the build. In turn, this provides the compiler more opportunities (especially when using LTO) for optimizing the code and reducing binary size. <text:s/>This might have some security advantages as well. <text:s/>If unsure, or if you need to build out-of-tree modules, say N.</text:p>
          </table:table-cell>
          <table:table-cell table:number-columns-repeated="1022"/>
        </table:table-row>
        <table:table-row table:style-name="ro1">
          <table:table-cell office:value-type="string" calcext:value-type="string">
            <text:p>UBSAN_SANITIZE_ALL</text:p>
          </table:table-cell>
          <table:table-cell table:style-name="ce6" office:value-type="string" calcext:value-type="string">
            <text:p>This option activates instrumentation for the entire kernel. If you don't enable this option, you have to explicitly specify UBSAN_SANITIZE := y for the files/directories you want to check for UB. Enabling this option will get kernel image size increased significantly.</text:p>
          </table:table-cell>
          <table:table-cell table:number-columns-repeated="1022"/>
        </table:table-row>
        <table:table-row table:style-name="ro1">
          <table:table-cell office:value-type="string" calcext:value-type="string">
            <text:p>UNUSED_SYMBOLS</text:p>
          </table:table-cell>
          <table:table-cell table:style-name="ce2" office:value-type="string" calcext:value-type="string">
            <text:p>Unused but exported symbols make the kernel needlessly bigger. <text:s/>For that reason most of these unused exports will soon be removed. <text:s/>This option is provided temporarily to provide a transition period in case some external kernel module needs one of these symbols anyway. If you encounter such a case in your module, consider if you are actually using the right API. <text:s/>(rationale: since nobody in the kernel is using this in a module, there is a pretty good chance it's actually the wrong interface to use). <text:s/>If you really need the symbol, please send a mail to the linux kernel mailing list mentioning the symbol and why you really need it, and what the merge plan to the mainline kernel for your module is.</text:p>
          </table:table-cell>
          <table:table-cell table:number-columns-repeated="1022"/>
        </table:table-row>
        <table:table-row table:style-name="ro1">
          <table:table-cell office:value-type="string" calcext:value-type="string">
            <text:p>VFAT_FS</text:p>
          </table:table-cell>
          <table:table-cell table:style-name="ce6" office:value-type="string" calcext:value-type="string">
            <text:p>This option provides support for normal Windows file systems with long filenames. <text:s/>That includes non-compressed FAT-based file systems used by Windows 95, Windows 98, Windows NT 4.0, and the Unix programs from the mtools package. <text:s/>The VFAT support enlarges your kernel by about 10 KB and it only works if you said Y to the "DOS FAT fs support" above. <text:s/>Please read the file &lt;file:Documentation/filesystems/vfat.txt&gt; for details. <text:s/>If unsure, say Y. <text:s/>To compile this as a module, choose M here: the module will be called vfat.</text:p>
          </table:table-cell>
          <table:table-cell table:number-columns-repeated="1022"/>
        </table:table-row>
        <table:table-row table:style-name="ro1">
          <table:table-cell office:value-type="string" calcext:value-type="string">
            <text:p>VIRTIO_PCI_LEGACY</text:p>
          </table:table-cell>
          <table:table-cell table:style-name="ce6" office:value-type="string" calcext:value-type="string">
            <text:p>Virtio PCI Card 0.9.X Draft (circa 2014) and older device support. <text:s/>This option enables building a transitional driver, supporting both devices conforming to Virtio 1 specification, and legacy devices. If disabled, you get a slightly smaller, non-transitional driver, with no legacy compatibility. <text:s/>So look out into your driveway. <text:s/>Do you have a flying car? <text:s/>If so, you can happily disable this option and virtio will not break. <text:s/>Otherwise, leave it set. <text:s/>Unless you're testing what life will be like in The Future. <text:s/>If unsure, say Y.</text:p>
          </table:table-cell>
          <table:table-cell table:number-columns-repeated="1022"/>
        </table:table-row>
        <table:table-row table:style-name="ro1">
          <table:table-cell office:value-type="string" calcext:value-type="string">
            <text:p>X86_FAST_FEATURE_TESTS</text:p>
          </table:table-cell>
          <table:table-cell table:style-name="ce2" office:value-type="string" calcext:value-type="string">
            <text:p>Some fast-paths in the kernel depend on the capabilities of the CPU. Say Y here for the kernel to patch in the appropriate code at runtime based on the capabilities of the CPU. The infrastructure for patching code at runtime takes up some additional space. space-constrained embedded systems may wish to say N here to produce smaller, slightly slower code.</text:p>
          </table:table-cell>
          <table:table-cell table:number-columns-repeated="1022"/>
        </table:table-row>
        <table:table-row table:style-name="ro1">
          <table:table-cell office:value-type="string" calcext:value-type="string">
            <text:p>X86_FEATURE_NAMES</text:p>
          </table:table-cell>
          <table:table-cell table:style-name="ce2" office:value-type="string" calcext:value-type="string">
            <text:p>This option compiles in a table of x86 feature bits and corresponding names. <text:s/>This is required to support /proc/cpuinfo and a few kernel messages. <text:s/>You can disable this to save space, at the expense of making those few kernel messages show numeric feature bits instead. <text:s/>If in doubt, say Y.</text:p>
          </table:table-cell>
          <table:table-cell table:number-columns-repeated="1022"/>
        </table:table-row>
        <table:table-row table:style-name="ro1">
          <table:table-cell office:value-type="string" calcext:value-type="string">
            <text:p>X86_INTEL_MPX</text:p>
          </table:table-cell>
          <table:table-cell table:style-name="ce6" office:value-type="string" calcext:value-type="string">
            <text:p>MPX provides hardware features that can be used in conjunction with compiler-instrumented code to check memory references. <text:s/>It is designed to detect buffer overflow or underflow bugs. <text:s/>This option enables running applications which are instrumented or otherwise use MPX. <text:s/>It does not use MPX itself inside the kernel or to protect the kernel against bad memory references. <text:s/>Enabling this option will make the kernel larger: ~8k of kernel text and 36 bytes of data on a 64-bit defconfig. <text:s/>It adds a long to the 'mm_struct' which will increase the kernel memory overhead of each process and adds some branches to paths used during exec() and munmap(). <text:s/>For details, see Documentation/x86/intel_mpx.txt <text:s/>If unsure, say N.</text:p>
          </table:table-cell>
          <table:table-cell table:number-columns-repeated="1022"/>
        </table:table-row>
        <table:table-row table:style-name="ro1">
          <table:table-cell office:value-type="string" calcext:value-type="string">
            <text:p>X86_SMAP</text:p>
          </table:table-cell>
          <table:table-cell table:style-name="ce6" office:value-type="string" calcext:value-type="string">
            <text:p>Supervisor Mode Access Prevention (SMAP) is a security feature in newer Intel processors. <text:s/>There is a small performance cost if this enabled and turned on</text:p>
          </table:table-cell>
          <table:table-cell table:number-columns-repeated="1022"/>
        </table:table-row>
        <table:table-row table:style-name="ro1">
          <table:table-cell office:value-type="string" calcext:value-type="string">
            <text:p>X86_VSYSCALL_EMULATION</text:p>
          </table:table-cell>
          <table:table-cell table:style-name="ce2" office:value-type="string" calcext:value-type="string">
            <text:p>This enables emulation of the legacy vsyscall page. <text:s/>Disabling it is roughly equivalent to booting with vsyscall=none, except that it will also disable the helpful warning if a program tries to use a vsyscall. <text:s/>With this option set to N, offending programs will just segfault, citing addresses of the form 0xffffffffff600?00. <text:s/>This option is required by many programs built before 2013, and care should be used even with newer programs if set to N. <text:s/>Disabling this option saves about 7K of kernel size and possibly 4K of additional runtime pagetable memory.</text:p>
          </table:table-cell>
          <table:table-cell table:number-columns-repeated="1022"/>
        </table:table-row>
        <table:table-row table:style-name="ro1">
          <table:table-cell office:value-type="string" calcext:value-type="string">
            <text:p>XEN_STUB</text:p>
          </table:table-cell>
          <table:table-cell table:style-name="ce2" office:value-type="string" calcext:value-type="string">
            <text:p>Allow kernel to install stub drivers, to reserve space for Xen drivers, i.e. memory hotplug and cpu hotplug, and to block native drivers loaded, so that real Xen drivers can be modular. <text:s/>To enable Xen features like cpu and memory hotplug, select Y here.</text:p>
          </table:table-cell>
          <table:table-cell table:number-columns-repeated="1022"/>
        </table:table-row>
        <table:table-row table:style-name="ro1">
          <table:table-cell office:value-type="string" calcext:value-type="string">
            <text:p>XFS_DEBUG</text:p>
          </table:table-cell>
          <table:table-cell table:style-name="ce2" office:value-type="string" calcext:value-type="string">
            <text:p>Say Y here to get an XFS build with many debugging features, including ASSERT checks, function wrappers around macros, and extra sanity-checking functions in various code paths. <text:s/>Note that the resulting code will be HUGE and SLOW, and probably not useful unless you are debugging a particular problem. <text:s/>Say N unless you are an XFS developer, or you play one on TV.</text:p>
          </table:table-cell>
          <table:table-cell table:number-columns-repeated="1022"/>
        </table:table-row>
        <table:table-row table:style-name="ro1">
          <table:table-cell office:value-type="string" calcext:value-type="string">
            <text:p>XIP_KERNEL</text:p>
          </table:table-cell>
          <table:table-cell table:style-name="ce2" office:value-type="string" calcext:value-type="string">
            <text:p>Execute-In-Place allows the kernel to run from non-volatile storage directly addressable by the CPU, such as NOR flash. This saves RAM space since the text section of the kernel is not loaded from flash to RAM. <text:s/>Read-write sections, such as the data section and stack, are still copied to RAM. <text:s/>The XIP kernel is not compressed since it has to run directly from flash, so it will take more space to store it. <text:s/>The flash address used to link the kernel object files, and for storing it, is configuration dependent. Therefore, if you say Y here, you must know the proper physical address where to store the kernel image depending on your own flash memory usage. <text:s/>Also note that the make target becomes make xipImage rather than make zImage or make Image. <text:s/>The final kernel binary to put in ROM memory will be arch/arm/boot/xipImage. <text:s/>If unsure, say N.</text:p>
          </table:table-cell>
          <table:table-cell table:number-columns-repeated="1022"/>
        </table:table-row>
        <table:table-row table:style-name="ro1">
          <table:table-cell office:value-type="string" calcext:value-type="string">
            <text:p>ZORRO_NAMES</text:p>
          </table:table-cell>
          <table:table-cell table:style-name="ce6" office:value-type="string" calcext:value-type="string">
            <text:p>By default, the kernel contains a database of all known Zorro device names to make the information in /proc/iomem comprehensible to the user. This database increases the size of the kernel image by about 15KB, but it gets freed after the system boots up, so it doesn't take up kernel memory. Anyway, if you are building an installation floppy or kernel for an embedded system where kernel image size really matters, you can disable this feature and you'll get device ID numbers instead of names. <text:s/>When in doubt, say Y.</text:p>
          </table:table-cell>
          <table:table-cell table:number-columns-repeated="1022"/>
        </table:table-row>
        <table:table-row table:style-name="ro1" table:number-rows-repeated="104840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5">00/00/0000</text:date>, <text:time style:data-style-name="N2" text:time-value="19:20:32.81994284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5T15:21:51.680756828</meta:creation-date>
    <meta:generator>LibreOffice/6.2.4.2.0$Linux_X86_64 LibreOffice_project/20$Build-2</meta:generator>
    <dc:date>2019-06-25T21:00:26.748471712</dc:date>
    <meta:editing-duration>PT5H10M30S</meta:editing-duration>
    <meta:editing-cycles>65</meta:editing-cycles>
    <meta:document-statistic meta:table-count="1" meta:cell-count="334" meta:object-count="0"/>
  </office:meta>
</office:document-meta>
</file>